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845000006840DB297FEBD5B57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angal2" svg:font-family="Mangal"/>
    <style:font-face style:name="OpenSymbol2" svg:font-family="OpenSymbol, 'Arial Unicode MS'"/>
    <style:font-face style:name="Arial3" svg:font-family="Arial" style:font-family-generic="swiss"/>
    <style:font-face style:name="FreeSans2" svg:font-family="FreeSans" style:font-family-generic="swiss"/>
    <style:font-face style:name="Consolas3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1" svg:font-family="Consolas" style:font-family-generic="swiss" style:font-pitch="fixed"/>
    <style:font-face style:name="Droid Sans Mono2" svg:font-family="'Droid Sans Mono'" style:font-family-generic="swiss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olas4" svg:font-family="Consolas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Helvetica (PCL6)" svg:font-family="'Helvetica (PCL6)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35cm"/>
    </style:style>
    <style:style style:name="gr3" style:family="graphic" style:parent-style-name="standard">
      <style:graphic-properties draw:stroke="none" draw:fill="none" fo:min-height="13.15cm"/>
    </style:style>
    <style:style style:name="gr4" style:family="graphic" style:parent-style-name="standard">
      <style:graphic-properties draw:stroke="none" draw:fill="none" fo:min-height="3.05cm"/>
    </style:style>
    <style:style style:name="gr5" style:family="graphic" style:parent-style-name="standard">
      <style:graphic-properties draw:stroke="none" draw:fill="none" fo:min-height="11.35cm"/>
    </style:style>
    <style:style style:name="gr6" style:family="graphic" style:parent-style-name="standard">
      <style:graphic-properties draw:stroke="none" draw:fill="none" fo:min-height="13.498cm"/>
    </style:style>
    <style:style style:name="gr7" style:family="graphic" style:parent-style-name="standard">
      <style:graphic-properties draw:stroke="none" draw:fill="none" fo:min-height="15.481cm"/>
    </style:style>
    <style:style style:name="gr8" style:family="graphic" style:parent-style-name="standard">
      <style:graphic-properties draw:stroke="none" draw:fill="none" fo:min-height="8.042cm"/>
    </style:style>
    <style:style style:name="gr9" style:family="graphic" style:parent-style-name="standard">
      <style:graphic-properties draw:stroke="none" draw:fill="none" fo:min-height="13.55cm"/>
    </style:style>
    <style:style style:name="gr10" style:family="graphic" style:parent-style-name="standard">
      <style:graphic-properties draw:stroke="none" draw:fill="none" fo:min-height="5.35cm"/>
    </style:style>
    <style:style style:name="gr11" style:family="graphic" style:parent-style-name="standard">
      <style:graphic-properties draw:stroke="none" draw:fill="none" fo:min-height="11.142cm"/>
    </style:style>
    <style:style style:name="gr12" style:family="graphic" style:parent-style-name="standard">
      <style:graphic-properties draw:stroke="none" draw:fill="none" fo:min-height="3.665cm"/>
    </style:style>
    <style:style style:name="gr13" style:family="graphic" style:parent-style-name="standard">
      <style:graphic-properties draw:stroke="none" draw:fill="none" fo:min-height="9.972cm"/>
    </style:style>
    <style:style style:name="gr14" style:family="graphic" style:parent-style-name="standard">
      <style:graphic-properties draw:stroke="none" draw:fill="none" fo:min-height="6.4cm"/>
    </style:style>
    <style:style style:name="gr15" style:family="graphic" style:parent-style-name="standard">
      <style:graphic-properties draw:stroke="none" draw:fill="none" fo:min-height="15.35cm"/>
    </style:style>
    <style:style style:name="gr16" style:family="graphic" style:parent-style-name="standard">
      <style:graphic-properties draw:stroke="none" draw:fill="none" fo:min-height="8.515cm"/>
    </style:style>
    <style:style style:name="gr17" style:family="graphic" style:parent-style-name="standard">
      <style:graphic-properties draw:stroke="none" draw:fill="none" fo:min-height="15.832cm"/>
    </style:style>
    <style:style style:name="gr18" style:family="graphic" style:parent-style-name="standard">
      <style:graphic-properties draw:stroke="none" draw:fill="none" fo:min-height="6.444cm"/>
    </style:style>
    <style:style style:name="gr19" style:family="graphic" style:parent-style-name="standard">
      <style:graphic-properties draw:stroke="none" draw:fill="none" fo:min-height="13.993cm"/>
    </style:style>
    <style:style style:name="gr20" style:family="graphic" style:parent-style-name="standard">
      <style:graphic-properties draw:stroke="none" draw:fill="none" fo:min-height="16.554cm"/>
    </style:style>
    <style:style style:name="gr21" style:family="graphic" style:parent-style-name="standard">
      <style:graphic-properties draw:stroke="none" draw:fill="none" fo:min-height="10.784cm"/>
    </style:style>
    <style:style style:name="gr22" style:family="graphic" style:parent-style-name="standard">
      <style:graphic-properties draw:stroke="none" draw:fill="none" fo:min-height="10.666cm"/>
    </style:style>
    <style:style style:name="gr23" style:family="graphic" style:parent-style-name="standard">
      <style:graphic-properties draw:stroke="none" draw:fill="none" fo:min-height="14.95cm"/>
    </style:style>
    <style:style style:name="gr24" style:family="graphic" style:parent-style-name="standard">
      <style:graphic-properties draw:stroke="none" draw:fill="none" fo:min-height="16.16cm"/>
    </style:style>
    <style:style style:name="gr25" style:family="graphic" style:parent-style-name="standard">
      <style:graphic-properties draw:stroke="none" draw:fill="none" fo:min-height="12.761cm"/>
    </style:style>
    <style:style style:name="gr26" style:family="graphic" style:parent-style-name="standard">
      <style:graphic-properties draw:stroke="none" draw:fill="none" fo:min-height="14.15cm"/>
    </style:style>
    <style:style style:name="gr27" style:family="graphic" style:parent-style-name="standard">
      <style:graphic-properties draw:stroke="none" draw:fill="none" fo:min-height="7.55cm"/>
    </style:style>
    <style:style style:name="gr28" style:family="graphic" style:parent-style-name="standard">
      <style:graphic-properties draw:stroke="none" draw:fill="none" fo:min-height="15.469cm"/>
    </style:style>
    <style:style style:name="gr29" style:family="graphic" style:parent-style-name="standard">
      <style:graphic-properties draw:stroke="none" draw:fill="none" fo:min-height="11.69cm"/>
    </style:style>
    <style:style style:name="gr30" style:family="graphic" style:parent-style-name="standard">
      <style:graphic-properties draw:stroke="none" draw:fill="none" fo:min-height="10.084cm"/>
    </style:style>
    <style:style style:name="gr31" style:family="graphic" style:parent-style-name="standard">
      <style:graphic-properties draw:stroke="none" draw:fill="none" fo:min-height="12.159cm"/>
    </style:style>
    <style:style style:name="gr32" style:family="graphic" style:parent-style-name="standard">
      <style:graphic-properties draw:stroke="none" draw:fill="none" fo:min-height="12.769cm"/>
    </style:style>
    <style:style style:name="pr1" style:family="presentation" style:parent-style-name="Tytuł4_5f_-title">
      <style:graphic-properties draw:auto-grow-height="true" fo:min-height="3.159cm"/>
    </style:style>
    <style:style style:name="pr2" style:family="presentation" style:parent-style-name="Tytuł4_5f_-notes">
      <style:graphic-properties draw:fill-color="#ffffff" draw:auto-grow-height="true" fo:min-height="11.432cm"/>
    </style:style>
    <style:style style:name="pr3" style:family="presentation" style:parent-style-name="Tytuł4_5f_-title">
      <style:graphic-properties fo:min-height="2.709cm"/>
    </style:style>
    <style:style style:name="pr4" style:family="presentation" style:parent-style-name="Tytuł4_5f_-outline1">
      <style:graphic-properties fo:min-height="12.887cm"/>
    </style:style>
    <style:style style:name="pr5" style:family="presentation" style:parent-style-name="Tytuł4_5f_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40pt" fo:text-shadow="1pt 1pt" style:font-size-asian="40pt" style:font-size-complex="40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17.1000003814697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tyle="italic"/>
    </style:style>
    <style:style style:name="P6" style:family="paragraph">
      <loext:graphic-properties draw:fill-color="#ffffff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50%"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line-height="100%"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1" style:family="paragraph">
      <style:paragraph-properties fo:line-height="150%" fo:text-align="center"/>
    </style:style>
    <style:style style:name="P12" style:family="paragraph">
      <loext:graphic-properties draw:fill="none"/>
      <style:paragraph-properties fo:line-height="150%" fo:text-align="center"/>
      <style:text-properties style:font-name="Arial1"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line-height="150%" fo:text-align="start" fo:text-indent="0cm"/>
    </style:style>
    <style:style style:name="P14" style:family="paragraph">
      <loext:graphic-properties draw:fill="none"/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margin-left="1.27cm" fo:margin-right="0cm" fo:line-height="150%" fo:text-align="start" fo:text-indent="-0.635cm"/>
    </style:style>
    <style:style style:name="P16" style:family="paragraph">
      <loext:graphic-properties draw:fill-color="#ffffff"/>
      <style:text-properties fo:font-size="24pt"/>
    </style:style>
    <style:style style:name="P17" style:family="paragraph">
      <loext:graphic-properties draw:fill="none"/>
      <style:paragraph-properties fo:text-align="start"/>
      <style:text-properties style:font-name="Arial1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left="1.27cm" fo:margin-right="0cm" fo:text-align="start" fo:text-indent="0cm"/>
    </style:style>
    <style:style style:name="P19" style:family="paragraph">
      <style:paragraph-properties fo:margin-left="0cm" fo:margin-right="0cm" fo:line-height="150%" fo:text-align="center" fo:text-indent="0cm"/>
    </style:style>
    <style:style style:name="P20" style:family="paragraph">
      <loext:graphic-properties draw:fill="none"/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1"/>
    </style:style>
    <style:style style:name="P21" style:family="paragraph">
      <loext:graphic-properties draw:fill="none"/>
      <style:paragraph-properties fo:margin-left="0cm" fo:margin-right="0cm" fo:text-align="start" fo:text-indent="0cm"/>
      <style:text-properties fo:color="#000000" style:font-name="Arial1" fo:font-size="15pt" fo:font-weight="bold" style:font-name-asian="Consolas1" style:font-size-asian="15pt" style:font-weight-asian="bold" style:font-weight-complex="bold"/>
    </style:style>
    <style:style style:name="P22" style:family="paragraph">
      <style:paragraph-properties fo:margin-left="0cm" fo:margin-right="0cm" fo:line-height="100%" fo:text-align="start" fo:text-indent="0cm"/>
    </style:style>
    <style:style style:name="P23" style:family="paragraph">
      <loext:graphic-properties draw:fill="none"/>
      <style:paragraph-properties fo:text-align="start"/>
      <style:text-properties style:font-name="Arial1" fo:font-weight="bold" style:font-weight-asian="bold" style:font-weight-complex="bold"/>
    </style:style>
    <style:style style:name="P24" style:family="paragraph">
      <loext:graphic-properties draw:fill="none"/>
      <style:paragraph-properties fo:text-align="start"/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none"/>
      <style:paragraph-properties fo:margin-left="0cm" fo:margin-right="0cm" fo:line-height="150%" fo:text-align="start" fo:text-indent="0cm"/>
      <style:text-properties fo:color="#000000" style:font-name="Arial1" fo:font-size="12pt" style:font-name-asian="Consolas1"/>
    </style:style>
    <style:style style:name="P26" style:family="paragraph">
      <loext:graphic-properties draw:fill="none"/>
      <style:paragraph-properties fo:margin-left="0cm" fo:margin-right="0cm" fo:text-align="start" fo:text-indent="0cm"/>
      <style:text-properties style:font-name="Arial1" fo:font-size="11pt" style:font-size-asian="11pt"/>
    </style:style>
    <style:style style:name="P27" style:family="paragraph">
      <loext:graphic-properties draw:fill="none"/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1" style:font-size-asian="12pt" style:font-size-complex="12pt"/>
    </style:style>
    <style:style style:name="T1" style:family="text">
      <style:text-properties fo:font-size="40pt" fo:language="pl" fo:country="PL" fo:text-shadow="1pt 1pt" style:font-size-asian="40pt" style:font-size-complex="40pt"/>
    </style:style>
    <style:style style:name="T2" style:family="text">
      <style:text-properties fo:font-style="italic"/>
    </style:style>
    <style:style style:name="T3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Arial1" fo:font-size="15pt" style:font-size-asian="15pt" style:font-weight-asian="bold"/>
    </style:style>
    <style:style style:name="T5" style:family="text">
      <style:text-properties style:font-name="Arial1" fo:font-size="15pt" style:font-size-asian="15pt"/>
    </style:style>
    <style:style style:name="T6" style:family="text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font-name="Arial1" fo:font-size="12pt" style:font-size-asian="12pt" style:font-size-complex="12pt"/>
    </style:style>
    <style:style style:name="T8" style:family="text">
      <style:text-properties fo:color="#000080" style:font-name="Arial1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style:font-name="Arial1" fo:font-size="12pt" style:font-name-asian="Consolas1" style:font-size-asian="12pt" style:font-size-complex="12pt"/>
    </style:style>
    <style:style style:name="T10" style:family="text">
      <style:text-properties style:font-name="Arial1"/>
    </style:style>
    <style:style style:name="T11" style:family="text">
      <style:text-properties fo:color="#646464" style:font-name="Consolas1" fo:font-size="10pt" style:font-name-asian="Consolas1" style:font-size-asian="10pt"/>
    </style:style>
    <style:style style:name="T12" style:family="text">
      <style:text-properties fo:color="#7f0055" style:font-name="Consolas1" fo:font-size="10pt" fo:font-weight="bold" style:font-name-asian="Consolas1" style:font-size-asian="10pt" style:font-weight-asian="bold" style:font-weight-complex="bold"/>
    </style:style>
    <style:style style:name="T13" style:family="text">
      <style:text-properties fo:color="#000000" style:font-name="Consolas1" fo:font-size="10pt" style:font-name-asian="Consolas1" style:font-size-asian="10pt"/>
    </style:style>
    <style:style style:name="T14" style:family="text">
      <style:text-properties fo:color="#6a3e3e" style:font-name="Consolas1" fo:font-size="10pt" style:font-name-asian="Consolas1" style:font-size-asian="10pt"/>
    </style:style>
    <style:style style:name="T15" style:family="text">
      <style:text-properties fo:color="#000000" style:font-name="Times New Roman" fo:font-size="12pt" style:font-name-asian="Consolas1"/>
    </style:style>
    <style:style style:name="T16" style:family="text">
      <style:text-properties fo:color="#000000" style:font-name="Times New Roman" fo:font-size="12pt" style:font-name-asian="Consolas1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style:text-outline="false" style:text-line-through-style="none" style:text-line-through-type="none" style:text-position="0% 100%" style:font-name="Arial1" fo:font-size="12pt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/>
    </style:style>
    <style:style style:name="T19" style:family="text">
      <style:text-properties style:font-name="Arial1" fo:font-size="11pt"/>
    </style:style>
    <style:style style:name="T20" style:family="text">
      <style:text-properties fo:color="#000080" style:font-name="Consolas3" fo:font-size="12pt" style:font-size-asian="12pt" style:font-size-complex="12pt"/>
    </style:style>
    <style:style style:name="T21" style:family="text">
      <style:text-properties fo:color="#000000" style:font-name="Consolas1" fo:font-size="12pt" style:font-name-asian="Consolas1" style:font-size-asian="12pt" style:font-size-complex="12pt"/>
    </style:style>
    <style:style style:name="T22" style:family="text">
      <style:text-properties fo:color="#000080" style:font-name="Consolas1" fo:font-size="12pt" style:font-name-asian="Consolas1" style:font-size-asian="12pt" style:font-size-complex="12pt"/>
    </style:style>
    <style:style style:name="T23" style:family="text">
      <style:text-properties fo:color="#2a00ff" style:font-name="Consolas1" fo:font-size="12pt" style:font-name-asian="Consolas1" style:font-size-asian="12pt" style:font-size-complex="12pt"/>
    </style:style>
    <style:style style:name="T24" style:family="text">
      <style:text-properties fo:color="#000000" style:font-name="Arial1" fo:font-size="11pt" style:font-name-asian="Consolas1" style:font-size-asian="11pt"/>
    </style:style>
    <style:style style:name="T25" style:family="text">
      <style:text-properties fo:color="#000000" style:font-name="Arial1" fo:font-size="12pt" fo:font-weight="bold" style:font-name-asian="Consolas1" style:font-size-asian="12pt" style:font-weight-asian="bold" style:font-size-complex="12pt" style:font-weight-complex="bold"/>
    </style:style>
    <style:style style:name="T26" style:family="text">
      <style:text-properties style:font-name="Arial1" fo:font-size="15pt"/>
    </style:style>
    <style:style style:name="T27" style:family="text">
      <style:text-properties fo:color="#666666" style:font-name="Arial1" fo:font-size="12pt" style:font-name-asian="Consolas1" style:font-size-asian="12pt" style:font-size-complex="12pt"/>
    </style:style>
    <style:style style:name="T28" style:family="text">
      <style:text-properties fo:color="#000000" style:font-name="Arial1" fo:font-size="15pt" style:font-name-asian="Consolas1" style:font-size-asian="11pt"/>
    </style:style>
    <style:style style:name="T29" style:family="text">
      <style:text-properties fo:color="#808080" style:font-name="Arial1" fo:font-size="12pt" style:font-name-asian="Consolas1" style:font-size-asian="12pt" style:font-size-complex="12pt"/>
    </style:style>
    <style:style style:name="T30" style:family="text">
      <style:text-properties fo:color="#000000" style:font-name="Arial1" fo:font-size="12pt" style:text-underline-style="solid" style:text-underline-width="auto" style:text-underline-color="font-color" fo:font-weight="bold" style:font-name-asian="Consolas1" style:font-size-asian="12pt" style:font-weight-asian="bold" style:font-size-complex="12pt" style:font-weight-complex="bold"/>
    </style:style>
    <style:style style:name="T31" style:family="text">
      <style:text-properties fo:color="#000000" style:font-name="Arial1" fo:font-size="15pt" fo:font-weight="bold" style:font-name-asian="Consolas1" style:font-size-asian="15pt" style:font-weight-asian="bold" style:font-weight-complex="bold"/>
    </style:style>
    <style:style style:name="T32" style:family="text">
      <style:text-properties fo:color="#000000" style:font-name="Arial1" fo:font-size="16pt" style:font-name-asian="Consolas1" style:font-size-asian="16pt"/>
    </style:style>
    <style:style style:name="T33" style:family="text">
      <style:text-properties fo:color="#000080" style:font-name="Arial1" fo:font-size="12pt" fo:font-style="italic" style:font-name-asian="Consolas1" style:font-size-asian="12pt" style:font-style-asian="italic" style:font-size-complex="12pt" style:font-style-complex="italic"/>
    </style:style>
    <style:style style:name="T34" style:family="text">
      <style:text-properties fo:font-size="15pt"/>
    </style:style>
    <style:style style:name="T35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Arial1" fo:font-size="14pt" style:font-size-asian="14pt" style:font-weight-asian="bold"/>
    </style:style>
    <style:style style:name="T37" style:family="text">
      <style:text-properties fo:color="#646464" style:font-name="Consolas1" fo:font-size="12pt" style:font-name-asian="Consolas1" style:font-size-asian="12pt" style:font-size-complex="12pt"/>
    </style:style>
    <style:style style:name="T38" style:family="text">
      <style:text-properties fo:color="#646464" style:font-name="Consolas1" fo:font-size="11pt" style:font-name-asian="Consolas1" style:font-size-asian="11pt" style:font-size-complex="11pt"/>
    </style:style>
    <style:style style:name="T39" style:family="text">
      <style:text-properties fo:color="#7f0055" style:font-name="Consolas1" fo:font-size="11pt" fo:font-weight="bold" style:font-name-asian="Consolas1" style:font-size-asian="11pt" style:font-weight-asian="bold" style:font-size-complex="11pt" style:font-weight-complex="bold"/>
    </style:style>
    <style:style style:name="T40" style:family="text">
      <style:text-properties fo:color="#000000" style:font-name="Consolas1" fo:font-size="11pt" style:font-name-asian="Consolas1" style:font-size-asian="11pt" style:font-size-complex="11pt"/>
    </style:style>
    <style:style style:name="T41" style:family="text">
      <style:text-properties style:font-name="Arial1" fo:font-size="14pt" style:font-size-asian="14pt" style:font-weight-asian="bold" style:font-size-complex="12pt"/>
    </style:style>
    <style:style style:name="T42" style:family="text">
      <style:text-properties fo:color="#ff6600" style:font-name="Arial1" fo:font-size="12pt" style:font-name-asian="Consolas1" style:font-size-asian="12pt" style:font-size-complex="12pt"/>
    </style:style>
    <style:style style:name="T43" style:family="text">
      <style:text-properties fo:color="#000080" style:font-name="Arial1" fo:font-size="12pt" style:font-name-asian="Consolas1" style:font-size-asian="12pt" style:font-size-complex="12pt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color="#000000" style:font-name="Arial1" fo:font-size="12pt" fo:font-style="italic" style:font-name-asian="Consolas1"/>
    </style:style>
    <style:style style:name="T46" style:family="text">
      <style:text-properties fo:color="#000000" style:font-name="Arial1" fo:font-size="15pt" style:font-name-asian="Consolas1" style:font-size-asian="15pt" style:font-weight-asian="bold"/>
    </style:style>
    <style:style style:name="T47" style:family="text">
      <style:text-properties fo:color="#000000" style:font-name="Consolas1" fo:font-size="15pt" style:font-name-asian="Consolas1" style:font-size-asian="15pt" style:font-weight-asian="bold"/>
    </style:style>
    <style:style style:name="T48" style:family="text">
      <style:text-properties fo:color="#000000" style:font-name="Consolas1" fo:font-size="15pt" fo:font-weight="bold" style:font-name-asian="Consolas1" style:font-size-asian="15pt" style:font-weight-asian="bold" style:font-weight-complex="bold"/>
    </style:style>
    <style:style style:name="T49" style:family="text">
      <style:text-properties fo:color="#000080" style:font-name="Consolas1" fo:font-size="15pt" fo:font-weight="bold" style:font-name-asian="Consolas1" style:font-size-asian="15pt" style:font-weight-asian="bold" style:font-weight-complex="bold"/>
    </style:style>
    <style:style style:name="T50" style:family="text">
      <style:text-properties fo:color="#000080" style:font-name="Arial1" fo:font-size="12pt" style:text-underline-style="solid" style:text-underline-width="auto" style:text-underline-color="font-color" style:font-name-asian="Consolas1" style:font-size-asian="12pt" style:font-size-complex="12pt"/>
    </style:style>
    <style:style style:name="T51" style:family="text">
      <style:text-properties fo:color="#000000" style:font-name="Times New Roman" fo:font-size="16pt" style:font-name-asian="Consolas1" style:font-size-asian="16pt"/>
    </style:style>
    <style:style style:name="T52" style:family="text">
      <style:text-properties fo:color="#000099" style:font-name="Arial1" fo:font-size="12pt" fo:background-color="transparent" style:font-name-asian="Consolas1" style:font-size-asian="12pt" style:font-size-complex="12pt"/>
    </style:style>
    <style:style style:name="T53" style:family="text">
      <style:text-properties fo:color="#000099" style:font-name="Arial1" fo:font-size="12pt" fo:font-style="italic" fo:background-color="transparent" style:font-name-asian="Consolas1" style:font-size-asian="12pt" style:font-style-asian="italic" style:font-size-complex="12pt" style:font-style-complex="italic"/>
    </style:style>
    <style:style style:name="T54" style:family="text">
      <style:text-properties fo:color="#000099" fo:font-size="12pt" fo:font-style="italic" fo:background-color="transparent" style:font-size-asian="12pt" style:font-style-asian="italic" style:font-size-complex="12pt" style:font-style-complex="italic"/>
    </style:style>
    <style:style style:name="T55" style:family="text">
      <style:text-properties fo:color="#000099" style:font-name="Arial1" fo:font-size="12pt" style:font-name-asian="Consolas1" style:font-size-asian="12pt" style:font-size-complex="12pt"/>
    </style:style>
    <style:style style:name="T56" style:family="text">
      <style:text-properties fo:color="#000000" style:font-name="Arial1" fo:font-size="11pt" style:text-underline-style="solid" style:text-underline-width="auto" style:text-underline-color="font-color" fo:font-weight="bold" style:font-name-asian="Consolas1" style:font-size-asian="11pt" style:font-weight-asian="bold" style:font-weight-complex="bold"/>
    </style:style>
    <style:style style:name="T57" style:family="text">
      <style:text-properties fo:color="#000080" style:font-name="Arial1" fo:font-size="11pt" style:font-name-asian="Consolas1" style:font-size-asian="11pt"/>
    </style:style>
    <style:style style:name="T58" style:family="text">
      <style:text-properties style:font-name="Arial1" fo:font-size="14pt" fo:font-weight="bold"/>
    </style:style>
    <style:style style:name="T59" style:family="text">
      <style:text-properties fo:color="#0000c0" style:font-name="Arial1" fo:font-size="12pt" style:font-name-asian="Consolas1" style:font-size-asian="12pt" style:font-size-complex="12pt"/>
    </style:style>
    <style:style style:name="T60" style:family="text">
      <style:text-properties fo:color="#1c1c1c" style:font-name="Consolas1" fo:font-size="12pt" style:font-name-asian="Consolas1" style:font-size-asian="12pt" style:font-size-complex="12pt"/>
    </style:style>
    <style:style style:name="T61" style:family="text">
      <style:text-properties fo:font-size="16pt" style:font-size-asian="16pt"/>
    </style:style>
    <style:style style:name="T62" style:family="text"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T63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64" style:family="text">
      <style:text-properties style:font-name="Arial1" fo:font-size="10pt" style:font-size-asian="10pt" style:font-size-complex="10pt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fo:color="#008080" style:font-name="Consolas1" fo:font-size="10pt" style:font-name-asian="Consolas1" style:font-size-asian="10pt" style:font-size-complex="10pt"/>
    </style:style>
    <style:style style:name="T67" style:family="text">
      <style:text-properties fo:color="#3f7f7f" style:font-name="Consolas1" fo:font-size="10pt" style:font-name-asian="Consolas1" style:font-size-asian="10pt" style:font-size-complex="10pt"/>
    </style:style>
    <style:style style:name="T68" style:family="text">
      <style:text-properties fo:color="#000000" style:font-name="Consolas1" fo:font-size="10pt" style:font-name-asian="Consolas1" style:font-size-asian="10pt" style:font-size-complex="10pt"/>
    </style:style>
    <style:style style:name="T69" style:family="text">
      <style:text-properties fo:color="#000000" style:font-name="Consolas1" fo:font-size="10pt" style:text-underline-style="solid" style:text-underline-width="auto" style:text-underline-color="font-color" style:font-name-asian="Consolas1" style:font-size-asian="10pt" style:font-size-complex="10pt"/>
    </style:style>
    <style:style style:name="T70" style:family="text">
      <style:text-properties fo:color="#000000" style:font-name="Arial1" fo:font-size="10pt" fo:font-weight="bold" style:font-name-asian="Consolas1" style:font-size-asian="10pt" style:font-weight-asian="bold" style:font-size-complex="10pt" style:font-weight-complex="bold"/>
    </style:style>
    <style:style style:name="T71" style:family="text">
      <style:text-properties fo:color="#000000" style:font-name="Arial1" fo:font-size="10pt" style:font-name-asian="Consolas1" style:font-size-asian="10pt" style:font-size-complex="10pt"/>
    </style:style>
    <style:style style:name="T72" style:family="text">
      <style:text-properties fo:color="#6a3e3e" style:font-name="Consolas1" fo:font-size="10pt" style:font-name-asian="Consolas1" style:font-size-asian="10pt" style:font-size-complex="10pt"/>
    </style:style>
    <style:style style:name="T73" style:family="text">
      <style:text-properties fo:color="#2a00ff" style:font-name="Consolas1" fo:font-size="10pt" style:font-name-asian="Consolas1" style:font-size-asian="10pt" style:font-size-complex="10pt"/>
    </style:style>
    <style:style style:name="T74" style:family="text">
      <style:text-properties fo:color="#646464" style:font-name="Consolas1" fo:font-size="10pt" style:font-name-asian="Consolas1" style:font-size-asian="10pt" style:font-size-complex="10pt"/>
    </style:style>
    <style:style style:name="T75" style:family="text">
      <style:text-properties fo:color="#7f0055" style:font-name="Consolas1" fo:font-size="10pt" fo:font-weight="bold" style:font-name-asian="Consolas1" style:font-size-asian="10pt" style:font-weight-asian="bold" style:font-size-complex="10pt" style:font-weight-complex="bold"/>
    </style:style>
    <style:style style:name="T76" style:family="text">
      <style:text-properties fo:color="#000000" style:font-name="Consolas1" fo:font-size="10pt" fo:font-style="italic" style:font-name-asian="Consolas1" style:font-size-asian="10pt" style:font-style-asian="italic" style:font-size-complex="10pt" style:font-style-complex="italic"/>
    </style:style>
    <style:style style:name="T77" style:family="text">
      <style:text-properties style:font-name="Consolas1" fo:font-size="10pt" style:font-name-asian="Consolas1" style:font-size-asian="10pt" style:font-size-complex="10pt"/>
    </style:style>
    <style:style style:name="T78" style:family="text">
      <style:text-properties fo:color="#0000c0" style:font-name="Consolas1" fo:font-size="10pt" fo:font-style="italic" fo:font-weight="bold" style:font-name-asian="Consolas1" style:font-size-asian="10pt" style:font-style-asian="italic" style:font-weight-asian="bold" style:font-size-complex="10pt" style:font-style-complex="italic" style:font-weight-complex="bold"/>
    </style:style>
    <style:style style:name="T79" style:family="text">
      <style:text-properties fo:color="#000000" style:font-name="Arial1" fo:font-size="12pt" fo:font-style="italic" style:font-name-asian="Consolas1" style:font-style-asian="italic" style:font-style-complex="italic"/>
    </style:style>
    <style:style style:name="T80" style:family="text">
      <style:text-properties fo:color="#000000" style:font-name="Arial1" fo:font-size="12pt" style:font-name-asian="Consolas1"/>
    </style:style>
    <style:style style:name="T81" style:family="text">
      <style:text-properties fo:color="#000000" style:font-name="Consolas1" fo:font-size="15pt" style:font-name-asian="Consolas1" style:font-size-asian="15pt"/>
    </style:style>
    <style:style style:name="T82" style:family="text">
      <style:text-properties fo:font-size="15pt" style:font-size-asian="15pt"/>
    </style:style>
    <style:style style:name="T83" style:family="text">
      <style:text-properties fo:color="#646464" style:font-name="Arial1" fo:font-size="12pt" style:font-name-asian="Consolas1" style:font-size-asian="12pt" style:font-size-complex="12pt"/>
    </style:style>
    <style:style style:name="T84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5" style:family="text">
      <style:text-properties fo:color="#000080" style:font-name="Consolas1" fo:font-size="12pt" style:text-underline-style="solid" style:text-underline-width="auto" style:text-underline-color="font-color" style:font-name-asian="Consolas1" style:font-size-asian="12pt" style:font-size-complex="12pt"/>
    </style:style>
    <style:style style:name="T86" style:family="text">
      <style:text-properties style:font-name="Arial1" fo:font-size="11pt" style:font-size-asian="11pt"/>
    </style:style>
    <style:style style:name="T87" style:family="text">
      <style:text-properties fo:color="#646464" style:font-name="Consolas4" fo:font-size="12pt" style:font-size-asian="12pt" style:font-size-complex="12pt"/>
    </style:style>
    <style:style style:name="T88" style:family="text">
      <style:text-properties fo:color="#000080" style:font-name="Consolas4" fo:font-size="12pt" style:font-size-asian="12pt" style:font-size-complex="12pt"/>
    </style:style>
    <style:style style:name="T89" style:family="text">
      <style:text-properties fo:color="#000000" style:font-name="Arial1" fo:font-size="14pt" fo:font-weight="bold" style:font-name-asian="Consolas1" style:font-size-asian="14pt" style:font-weight-asian="bold" style:font-weight-complex="bold"/>
    </style:style>
    <style:style style:name="T90" style:family="text">
      <style:text-properties fo:color="#000000" style:font-name="Arial1" fo:font-size="14pt" style:font-name-asian="Consolas1" style:font-size-asian="14pt" style:font-weight-asian="bold"/>
    </style:style>
    <style:style style:name="T91" style:family="text">
      <style:text-properties fo:color="#3c3c3c" style:font-name="Monospace" fo:font-size="12pt" style:font-name-asian="Consolas1" style:font-size-asian="12pt" style:font-size-complex="12pt"/>
    </style:style>
    <style:style style:name="T92" style:family="text">
      <style:text-properties fo:color="#000000" style:font-name="Monospace" fo:font-size="12pt" style:font-name-asian="Consolas1" style:font-size-asian="12pt" style:font-size-complex="12pt"/>
    </style:style>
    <style:style style:name="T93" style:family="text">
      <style:text-properties fo:color="#000000" style:font-name="Arial3" fo:font-size="12pt" style:font-name-asian="Consolas1" style:font-size-asian="12pt" style:font-size-complex="12pt"/>
    </style:style>
    <style:style style:name="T94" style:family="text">
      <style:text-properties fo:color="#000000" style:text-outline="false" style:text-line-through-style="none" style:text-line-through-type="none" style:text-position="0% 100%" style:font-name="Arial1" fo:font-size="12pt" fo:font-style="italic" fo:text-shadow="none" style:text-underline-style="none" fo:font-weight="normal" style:font-name-asian="Consolas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T95" style:family="text">
      <style:text-properties fo:color="#000000" style:font-name="Consolas1" fo:font-size="16pt" style:font-name-asian="Consolas1" style:font-size-asian="16pt"/>
    </style:style>
    <style:style style:name="T96" style:family="text">
      <style:text-properties fo:color="#000000" style:font-name="Arial1" fo:font-size="12pt" fo:font-style="italic" style:font-name-asian="Consolas1" style:font-size-asian="12pt" style:font-style-asian="italic" style:font-size-complex="12pt" style:font-style-complex="italic"/>
    </style:style>
    <style:style style:name="T97" style:family="text">
      <style:text-properties fo:color="#008080" style:font-name="Consolas1" fo:font-size="12pt" style:font-name-asian="Consolas1" style:font-size-asian="12pt" style:font-size-complex="12pt"/>
    </style:style>
    <style:style style:name="T98" style:family="text">
      <style:text-properties fo:color="#3f7f7f" style:font-name="Consolas1" fo:font-size="12pt" style:font-name-asian="Consolas1" style:font-size-asian="12pt" style:font-size-complex="12pt"/>
    </style:style>
    <style:style style:name="T99" style:family="text">
      <style:text-properties fo:color="#7f007f" style:font-name="Consolas1" fo:font-size="12pt" style:font-name-asian="Consolas1" style:font-size-asian="12pt" style:font-size-complex="12pt"/>
    </style:style>
    <style:style style:name="T100" style:family="text">
      <style:text-properties fo:color="#2a00ff" style:font-name="Consolas1" fo:font-size="12pt" fo:font-style="italic" style:font-name-asian="Consolas1" style:font-size-asian="12pt" style:font-style-asian="italic" style:font-size-complex="12pt" style:font-style-complex="italic"/>
    </style:style>
    <style:style style:name="T101" style:family="text">
      <style:text-properties style:font-name="Consolas1" fo:font-size="12pt" style:font-name-asian="Consolas1" style:font-size-asian="12pt" style:font-size-complex="12pt"/>
    </style:style>
    <style:style style:name="T102" style:family="text">
      <style:text-properties fo:color="#008080" style:font-name="Arial1" fo:font-size="12pt" style:font-name-asian="Consolas1" style:font-size-asian="12pt" style:font-size-complex="12pt"/>
    </style:style>
    <style:style style:name="T103" style:family="text">
      <style:text-properties fo:color="#008080" style:font-name="Arial1" fo:font-size="11pt" style:font-name-asian="Consolas1" style:font-size-asian="11pt"/>
    </style:style>
    <style:style style:name="T104" style:family="text">
      <style:text-properties fo:color="#008080" style:font-name="Consolas1" fo:font-size="10pt" style:font-name-asian="Consolas1" style:font-size-asian="10pt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tuł4_5f_" presentation:presentation-page-layout-name="AL1T19">
        <office:forms form:automatic-focus="false" form:apply-design-mode="false"/>
        <draw:frame presentation:style-name="pr1" draw:text-style-name="P2" draw:layer="layout" svg:width="16.5cm" svg:height="3.419cm" svg:x="4.5cm" svg:y="7.176cm" presentation:class="title" presentation:user-transformed="true">
          <draw:text-box>
            <text:p text:style-name="P1"><text:span text:style-name="T1">Spring MVC </text:span><text:span text:style-name="T1"><text:line-break/></text:span><text:span text:style-name="T1">ćwiczeni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Technologie</text:p>
          </draw:text-box>
        </draw:frame>
        <draw:frame presentation:style-name="pr4" draw:layer="layout" svg:width="24cm" svg:height="13.147cm" svg:x="1.2cm" svg:y="4.453cm" presentation:class="outline" presentation:user-transformed="true">
          <draw:text-box>
            <text:list text:style-name="L2">
              <text:list-item>
                <text:p>Spring 4.2</text:p>
              </text:list-item>
              <text:list-item>
                <text:p>Spring security 4.1</text:p>
              </text:list-item>
              <text:list-item>
                <text:p>Hibernate 5 jako provider JPA</text:p>
              </text:list-item>
              <text:list-item>
                <text:p>Java 8</text:p>
              </text:list-item>
              <text:list-item>
                <text:p>Maven 3</text:p>
              </text:list-item>
              <text:list-item>
                <text:p>Tomcat 8</text:p>
              </text:list-item>
            </text:list>
          </draw:text-box>
        </draw:frame>
        <draw:frame draw:style-name="gr2" draw:text-style-name="P5" draw:layer="layout" svg:width="22cm" svg:height="3.6cm" svg:x="1.6cm" svg:y="12.8cm">
          <draw:text-box>
            <text:p text:style-name="P4"><text:span text:style-name="T2">Celem ćwiczeń jest stworzenie prostej aplikacji która będzie obsługiwała aukcje. Wraz z postępem szkolenia do naszej aplikacji będziemy dodawali kolejne elementy takie jak: kontrolery, widoki, aspekty, JPA, transakcje, bezpieczeństwo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3" draw:text-style-name="P10" draw:layer="layout" svg:width="24.101cm" svg:height="13.4cm" svg:x="0.499cm" svg:y="5cm">
          <draw:text-box>
            <text:p text:style-name="P7"><text:span text:style-name="T3">1.0: Rozpoczynamy od analizy aktualnych zależności maven'a</text:span></text:p>
            <text:p text:style-name="P7"><text:span text:style-name="T4"/></text:p>
            <text:p text:style-name="P7"><text:span text:style-name="T4"/></text:p>
            <text:p text:style-name="P7"><text:span text:style-name="T3">1.1: Stworzenie podstawowej konfiguracji Spring i stworzenie pierwszego komponentu/beana</text:span></text:p>
            <text:p text:style-name="P4"><text:span text:style-name="T5"/></text:p>
            <text:p text:style-name="P8"><text:span text:style-name="T6">Zadanie</text:span><text:span text:style-name="T7">: W pakiecie </text:span><text:span text:style-name="T8">pl.vavatech.auction.blc.service</text:span><text:span text:style-name="T7"> należy stworzyć klasę </text:span><text:span text:style-name="T9">UserService a w pakiecie </text:span><text:span text:style-name="T7"><text:s/></text:span><text:span text:style-name="T8">pl.vavatech.auction.blc</text:span><text:span text:style-name="T7"> klasę konfiguracji.</text:span></text:p>
            <text:p text:style-name="P4"><text:span text:style-name="T10"/></text:p>
            <text:p text:style-name="P4"><text:span text:style-name="T11">@Configuration //informacja dla springa, że to jest klasa konfiguracyjna</text:span></text:p>
            <text:p text:style-name="P9"><text:span text:style-name="T12">public</text:span><text:span text:style-name="T13"> </text:span><text:span text:style-name="T12">class</text:span><text:span text:style-name="T13"> BusinessConfig {</text:span></text:p>
            <text:p text:style-name="P9"><text:span text:style-name="T11"><text:s text:c="3"/></text:span><text:span text:style-name="T11">@Bean</text:span></text:p>
            <text:p text:style-name="P9"><text:span text:style-name="T13"><text:s text:c="3"/></text:span><text:span text:style-name="T13">UserService userService() {</text:span></text:p>
            <text:p text:style-name="P9"><text:span text:style-name="T12"><text:s text:c="5"/></text:span><text:span text:style-name="T12">return</text:span><text:span text:style-name="T13"> </text:span><text:span text:style-name="T12">new</text:span><text:span text:style-name="T13"> UserService();</text:span></text:p>
            <text:p text:style-name="P9"><text:span text:style-name="T13"><text:s text:c="3"/></text:span><text:span text:style-name="T13">}</text:span></text:p>
            <text:p text:style-name="P9"><text:span text:style-name="T13">}</text:span></text:p>
            <text:p text:style-name="P9"><text:span text:style-name="T13"/></text:p>
            <text:p text:style-name="P9"><text:span text:style-name="T13"/></text:p>
            <text:p text:style-name="P9"><text:span text:style-name="T9">Konfigurację uruchamiamy za pomocą: </text:span></text:p>
            <text:p text:style-name="P9"><text:span text:style-name="T13"/></text:p>
            <text:p text:style-name="P9"><text:span text:style-name="T13">ApplicationContext </text:span><text:span text:style-name="T14">context</text:span><text:span text:style-name="T13"> = </text:span><text:span text:style-name="T12">new</text:span><text:span text:style-name="T13"> AnnotationConfigApplicationContext(BusinessConfig.</text:span><text:span text:style-name="T12">class</text:span><text:span text:style-name="T13">);</text:span></text:p>
            <text:p text:style-name="P9"><text:span text:style-name="T15"/></text:p>
            <text:p text:style-name="P9"><text:span text:style-name="T9">Należy sprawdzić jakie metody udostępnia obiekt context i pobrać bean'a userService.</text:span></text:p>
            <text:p text:style-name="P9"><text:span text:style-name="T9"/></text:p>
            <text:p text:style-name="P9"><text:span text:style-name="T16"/></text:p>
            <text:p text:style-name="P9"><text:span text:style-name="T9">Dokumentacja: </text:span><text:span text:style-name="T17"><text:a xlink:href="http://docs.spring.io/spring/docs/current/spring-framework-reference/htmlsingle/#beans-java-basic-concepts" xlink:type="simple">http://docs.spring.io/spring/docs/current/spring-framework-reference/htmlsingle/#beans-java-basic-concepts</text:a></text:span></text:p>
          </draw:text-box>
        </draw:frame>
        <draw:frame draw:style-name="gr4" draw:text-style-name="P12" draw:layer="layout" svg:width="23.8cm" svg:height="3.3cm" svg:x="1cm" svg:y="2.9cm">
          <draw:text-box>
            <text:p text:style-name="P11"><text:span text:style-name="T18">Poniższe ćwiczenia będziemy wykonywać w obrębie projektu spring-core. W razie problemów można się wspomagać projektem spring-core-solved który zawiera już gotowe rozwiązania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5" draw:text-style-name="P14" draw:layer="layout" svg:width="23.8cm" svg:height="11.6cm" svg:x="0.8cm" svg:y="4cm">
          <draw:text-box>
            <text:p text:style-name="P4"><text:span text:style-name="T3">1.2: Automatyczne wykrywanie komponentów</text:span></text:p>
            <text:p text:style-name="P9"/>
            <text:p text:style-name="P13"><text:span text:style-name="T6">Zadanie</text:span><text:span text:style-name="T7">: W pakiecie </text:span><text:span text:style-name="T8">pl.vavatech.auction.blc.service</text:span><text:span text:style-name="T7"> należy utworzyć klasy serwisów AuctionServcie, OfferService a w pakiecie </text:span><text:span text:style-name="T8">pl.vavatech.auction.blc.repo</text:span><text:span text:style-name="T7"> klasy repozytoriów AuctionRepo, OfferRepo.</text:span></text:p>
            <text:p text:style-name="P9"><text:span text:style-name="T19"/></text:p>
            <text:p text:style-name="P9"><text:span text:style-name="T7">Klasy serwisów oznaczamy adnotacją </text:span><text:span text:style-name="T20">@Service</text:span><text:span text:style-name="T7"> a klasy repozytoriów adnotacją </text:span><text:span text:style-name="T20">@Repository.</text:span></text:p>
            <text:p text:style-name="P9"/>
            <text:p text:style-name="P13"><text:span text:style-name="T7">W klasie <text:s/></text:span><text:span text:style-name="T9">BusinessConfig dodajemy adnotacje</text:span><text:span text:style-name="T21"> </text:span><text:span text:style-name="T22">@ComponentScan</text:span><text:span text:style-name="T21">(</text:span><text:span text:style-name="T23">"pl.vavatech.auction.blc"</text:span><text:span text:style-name="T21">) </text:span><text:span text:style-name="T9">która oznacza, że spring ma szukać komponentów we wskazanym pakiecie (i podpakietach).</text:span></text:p>
            <text:p text:style-name="P13"><text:span text:style-name="T24"/></text:p>
            <text:p text:style-name="P9"><text:span text:style-name="T13"/></text:p>
            <text:p text:style-name="P9"><text:span text:style-name="T9">Należy sprawdzić za pomocą obiektu context czy spring wyszukał wszystkie komponenty.</text:span></text:p>
            <text:p text:style-name="P9"><text:span text:style-name="T13"/></text:p>
            <text:p text:style-name="P9"><text:span text:style-name="T25">Dokumentacja</text:span><text:span text:style-name="T9">: </text:span><text:span text:style-name="T17"><text:a xlink:href="http://docs.spring.io/spring/docs/current/spring-framework-reference/htmlsingle/#beans-scanning-autodetection" xlink:type="simple">http://docs.spring.io/spring/docs/current/spring-framework-reference/htmlsingle/#beans-scanning-autodetection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6" draw:text-style-name="P14" draw:layer="layout" svg:width="24cm" svg:height="13.748cm" svg:x="0.6cm" svg:y="3.652cm">
          <draw:text-box>
            <text:p text:style-name="P4"><text:span text:style-name="T3">1.3: Poznanie cyklu życia komponentów</text:span></text:p>
            <text:p text:style-name="P9"><text:span text:style-name="T26"/></text:p>
            <text:p text:style-name="P13"><text:span text:style-name="T6">Zadanie</text:span><text:span text:style-name="T7">: W pakiecie </text:span><text:span text:style-name="T8">pl.vavatech.auction.blc.model</text:span><text:span text:style-name="T9"> znajdują się encje. Zaimplementować obiekty </text:span><text:span text:style-name="T27">InMemoryAuctionRepo</text:span><text:span text:style-name="T9">, </text:span><text:span text:style-name="T27">InMemoryOfferRepo</text:span><text:span text:style-name="T9"> dodając im metody:</text:span></text:p>
            <text:p text:style-name="P15"><text:span text:style-name="T9">Entity find(Long id)</text:span></text:p>
            <text:p text:style-name="P15"><text:span text:style-name="T9">List&lt;Entity&gt; findAll()</text:span></text:p>
            <text:p text:style-name="P15"><text:span text:style-name="T9">void update(entity)</text:span></text:p>
            <text:p text:style-name="P15"><text:span text:style-name="T9">Long insert(entity)</text:span></text:p>
            <text:p text:style-name="P15"><text:span text:style-name="T9">void delete(Long id)</text:span></text:p>
            <text:p text:style-name="P8"><text:span text:style-name="T28"/></text:p>
            <text:p text:style-name="P8"><text:span text:style-name="T9">Aktualna implementacja powinna opierać się o mapę w pamięci. Obiekty InMemory są implementacjami interfejsów </text:span><text:span text:style-name="T29">AuctionRepo</text:span><text:span text:style-name="T9"> oraz </text:span><text:span text:style-name="T27">OfferRepo</text:span><text:span text:style-name="T9"> (refaktor class → interface).</text:span></text:p>
            <text:p text:style-name="P8"><text:span text:style-name="T9"/></text:p>
            <text:p text:style-name="P8"><text:span text:style-name="T9">Za pomocą metody cyklu życia podczas inicjalizacji komponentu </text:span><text:span text:style-name="T27">InMemoryAuctionRepo</text:span><text:span text:style-name="T9"> dodać dwie aukcje.</text:span></text:p>
            <text:p text:style-name="P4"><text:span text:style-name="T9"/></text:p>
            <text:p text:style-name="P4"><text:span text:style-name="T25">Dokumentacja</text:span><text:span text:style-name="T9">: </text:span><text:span text:style-name="T17"><text:a xlink:href="http://docs.spring.io/spring/docs/current/spring-framework-reference/htmlsingle/#beans-java-lifecycle-callbacks" xlink:type="simple">http://docs.spring.io/spring/docs/current/spring-framework-reference/htmlsingle/#beans-java-lifecycle-callback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7" draw:text-style-name="P14" draw:layer="layout" svg:width="23.361cm" svg:height="15.731cm" svg:x="0.4cm" svg:y="2.869cm">
          <draw:text-box>
            <text:p text:style-name="P4"><text:span text:style-name="T3">1.4: Wstrzykiwanie zależności</text:span></text:p>
            <text:p text:style-name="P9"/>
            <text:p text:style-name="P13"><text:span text:style-name="T30">Zadanie</text:span><text:span text:style-name="T9">: Do komponentów </text:span><text:span text:style-name="T27">AuctionService</text:span><text:span text:style-name="T9"> oraz </text:span><text:span text:style-name="T27">OfferService</text:span><text:span text:style-name="T9"> wstrzyknąć odpowiadające im repozytoria. Wypróbować wszystkie możliwości wstrzyknięć: constructor, setter, field.</text:span></text:p>
            <text:p text:style-name="P9"><text:span text:style-name="T9"/></text:p>
            <text:p text:style-name="P9"><text:span text:style-name="T25">Dokumentacja</text:span><text:span text:style-name="T9">:</text:span><text:span text:style-name="T17"><text:a xlink:href="http://docs.spring.io/spring/docs/current/spring-framework-reference/htmlsingle/#beans-autowired-annotation" xlink:type="simple">http://docs.spring.io/spring/docs/current/spring-framework-reference/htmlsingle/#beans-autowired-annotation</text:a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31">1.5: Skorzystanie ze wstrzykniętego obiektu</text:span></text:p>
            <text:p text:style-name="P9"><text:span text:style-name="T32"/></text:p>
            <text:p text:style-name="P13"><text:span text:style-name="T30">Zadanie</text:span><text:span text:style-name="T9">: W pakiecie <text:s/></text:span><text:span text:style-name="T33">pl.vavatech.auction.blc.service</text:span><text:span text:style-name="T9"> w klasie AuctionService dodać metody, który delegują wywołania do AuctionRepo:</text:span></text:p>
            <text:p text:style-name="P15"><text:span text:style-name="T9">Entity find(Long id)</text:span></text:p>
            <text:p text:style-name="P15"><text:span text:style-name="T9">List&lt;Entity&gt; findAll()</text:span></text:p>
            <text:p text:style-name="P15"><text:span text:style-name="T9">void update(entity)</text:span></text:p>
            <text:p text:style-name="P15"><text:span text:style-name="T9">Long insert(entity)</text:span></text:p>
            <text:p text:style-name="P15"><text:span text:style-name="T9">void delete(Long id)</text:span></text:p>
            <text:p text:style-name="P8"><text:span text:style-name="T9"/></text:p>
            <text:p text:style-name="P8"><text:span text:style-name="T9">Sprawdzić działanie, dodając aukcje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8" draw:text-style-name="P14" draw:layer="layout" svg:width="23.161cm" svg:height="8.292cm" svg:x="0.6cm" svg:y="3.6cm">
          <draw:text-box>
            <text:p text:style-name="P4"><text:span text:style-name="T3">1.6: Stworzenie procesora beanów</text:span></text:p>
            <text:p text:style-name="P9"><text:span text:style-name="T34"/></text:p>
            <text:p text:style-name="P13"><text:span text:style-name="T6">Zadanie</text:span><text:span text:style-name="T7">: W pakiecie </text:span><text:span text:style-name="T8">pl.vavatech.auction.blc.component</text:span><text:span text:style-name="T9"> tworzymy klasę BeanProcessor implementującą BeanPostProcessor. Za pomocą logera(Log4J) wypisać kolejność inicjalizacji komponentów.</text:span></text:p>
            <text:p text:style-name="P9"><text:span text:style-name="T9"/></text:p>
            <text:p text:style-name="P9"><text:span text:style-name="T25">Dokumentacja</text:span><text:span text:style-name="T9">: </text:span><text:span text:style-name="T17"><text:a xlink:href="http://docs.spring.io/spring/docs/current/spring-framework-reference/htmlsingle/#context-introduction-ctx-vs-beanfactory" xlink:type="simple">http://docs.spring.io/spring/docs/current/spring-framework-reference/htmlsingle/#context-introduction-ctx-vs-beanfactory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9" draw:text-style-name="P17" draw:layer="layout" svg:width="23.161cm" svg:height="13.8cm" svg:x="0.557cm" svg:y="2.717cm">
          <draw:text-box>
            <text:p text:style-name="P4"><text:span text:style-name="T35">1.7: Skorzystanie z plików konfiguracyjnych</text:span></text:p>
            <text:p text:style-name="P4"><text:span text:style-name="T36"/></text:p>
            <text:p text:style-name="P9"><text:span text:style-name="T17"/></text:p>
            <text:p text:style-name="P13"><text:span text:style-name="T30">Zadanie</text:span><text:span text:style-name="T9">: W resources tworzymy plik </text:span><text:span text:style-name="T33">application.properties</text:span><text:span text:style-name="T9"> a w nim klucz </text:span><text:span text:style-name="T33">maxShippingPrice=1000</text:span><text:span text:style-name="T9">. Wartość klucza należy pobrać w serwisie AuctionService za pomocą adnotacji</text:span><text:span text:style-name="T21"> </text:span><text:span text:style-name="T22">@Value </text:span><text:span text:style-name="T21">lub obiektu </text:span><text:span text:style-name="T22">Environment</text:span><text:span text:style-name="T21">. </text:span></text:p>
            <text:p text:style-name="P9"><text:span text:style-name="T9">Aby plik został wczytany należy skorzystać</text:span><text:span text:style-name="T21"> </text:span></text:p>
            <text:p text:style-name="P9"><text:span text:style-name="T21"/></text:p>
            <text:p text:style-name="P9"><text:span text:style-name="T37">@PropertySource</text:span><text:span text:style-name="T21">(value = { </text:span><text:span text:style-name="T23">"classpath:application.properties"</text:span><text:span text:style-name="T21"> })</text:span><text:span text:style-name="T9"> </text:span></text:p>
            <text:p text:style-name="P9"><text:span text:style-name="T9"/></text:p>
            <text:p text:style-name="P9"><text:span text:style-name="T9">w klasie konfiguracji oraz zdefiniować</text:span><text:span text:style-name="T21"> </text:span></text:p>
            <text:p text:style-name="P9"><text:span text:style-name="T21"/></text:p>
            <text:p text:style-name="P9"><text:span text:style-name="T38">@Bean</text:span></text:p>
            <text:p text:style-name="P9"><text:span text:style-name="T39">public</text:span><text:span text:style-name="T40"> </text:span><text:span text:style-name="T39">static</text:span><text:span text:style-name="T40"> PropertySourcesPlaceholderConfigurer propertySourcesPlaceholderConfigurer() {</text:span></text:p>
            <text:p text:style-name="P9"><text:span text:style-name="T39"><text:tab/></text:span><text:span text:style-name="T39">return</text:span><text:span text:style-name="T40"> </text:span><text:span text:style-name="T39">new</text:span><text:span text:style-name="T40"> PropertySourcesPlaceholderConfigurer();</text:span></text:p>
            <text:p text:style-name="P9"><text:span text:style-name="T40">}</text:span></text:p>
            <text:p text:style-name="P9"><text:span text:style-name="T21"/></text:p>
            <text:p text:style-name="P9"><text:span text:style-name="T25">Dokumentacja</text:span><text:span text:style-name="T9">: </text:span><text:span text:style-name="T17"><text:a xlink:href="http://docs.spring.io/spring/docs/current/spring-framework-reference/htmlsingle/#__propertysource" xlink:type="simple">http://docs.spring.io/spring/docs/current/spring-framework-reference/htmlsingle/#__propertysource</text:a></text:span></text:p>
          </draw:text-box>
        </draw:frame>
        <draw:frame draw:style-name="gr10" draw:text-style-name="P17" draw:layer="layout" svg:width="23.161cm" svg:height="5.6cm" svg:x="0.6cm" svg:y="13.2cm">
          <draw:text-box>
            <text:p text:style-name="P4"><text:span text:style-name="T35">1.8: Profile</text:span></text:p>
            <text:p text:style-name="P4"><text:span text:style-name="T41"/></text:p>
            <text:p text:style-name="P13"><text:span text:style-name="T30">Zadanie</text:span><text:span text:style-name="T9">: Dodać nową implementacje interfejsu AuctionRepo (AllegroAuctionRepo) kótra będzie aktywna tylko w profilu produkcyjnym (prod). Aktywować profil za linii poleceń -D</text:span></text:p>
            <text:p text:style-name="P13"><text:span text:style-name="T9"/></text:p>
            <text:p text:style-name="P9"><text:span text:style-name="T25">Dokumentacja</text:span><text:span text:style-name="T9">:</text:span><text:span text:style-name="T42"><text:a xlink:href="http://docs.spring.io/spring/docs/current/spring-framework-reference/htmlsingle/#beans-definition-profiles-java" xlink:type="simple">http://docs.spring.io/spring/docs/current/spring-framework-reference/htmlsingle/#beans-definition-profiles-java</text:a>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11" draw:text-style-name="P14" draw:layer="layout" svg:width="23.361cm" svg:height="11.392cm" svg:x="0.4cm" svg:y="3.2cm">
          <draw:text-box>
            <text:p text:style-name="P4"><text:span text:style-name="T3">1.9: Backdoor za pomocą SpringEL</text:span></text:p>
            <text:p text:style-name="P13"><text:span text:style-name="T10"/></text:p>
            <text:p text:style-name="P13"><text:span text:style-name="T30">Zadanie</text:span><text:span text:style-name="T9">: W pakiecie </text:span><text:span text:style-name="T33">pl.vavatech.auction.blc.component</text:span><text:span text:style-name="T9"> stworzyć komponent BackDoor, który będzie posiadał metodę przyjmującą wyrażenie </text:span><text:span text:style-name="T43">SpringEL</text:span><text:span text:style-name="T9"> i zwracał wynik jako object. Należy zdobyć referencję do ApplicationContext i ustawić go jako BeanResolvera dla StandardEvaluationContext. Po stworzeniu komponentu pobrać dowolną aukcje za pomocą <text:s/>AuctionRepo. </text:span></text:p>
            <text:p text:style-name="P9"><text:span text:style-name="T9"/></text:p>
            <text:p text:style-name="P18"><text:span text:style-name="T9"/></text:p>
            <text:p text:style-name="P18"><text:span text:style-name="T9">Dokumentacja:</text:span><text:span text:style-name="T24"> </text:span><text:span text:style-name="T44"><text:a xlink:href="http://docs.spring.io/spring/docs/current/spring-framework-reference/htmlsingle/#expressions" xlink:type="simple">http://docs.spring.io/spring/docs/current/spring-framework-reference/htmlsingle/#expression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2" draw:text-style-name="P20" draw:layer="layout" svg:width="23.053cm" svg:height="3.915cm" svg:x="0.947cm" svg:y="2.685cm">
          <draw:text-box>
            <text:p text:style-name="P19"><text:span text:style-name="T45">Poniższe ćwiczenia będziemy wykonywać w obrębie projektu spring-mvc. W razie problemów można się wspomagać projektem spring-mvc-solved który zawiera już gotowe rozwiązania.</text:span></text:p>
            <text:p text:style-name="P19"><text:span text:style-name="T45"/></text:p>
            <text:p text:style-name="P19"><text:span text:style-name="T45">Od tej chwili wszystkie projekty będą posiadały warstwę webową do której potrzebujemy kontenera servletów w naszym przypadku należy skorzystać z Tomcat 8. </text:span></text:p>
          </draw:text-box>
        </draw:frame>
        <draw:frame draw:style-name="gr13" draw:text-style-name="P21" draw:layer="layout" svg:width="23.119cm" svg:height="10.222cm" svg:x="1.081cm" svg:y="7.378cm">
          <draw:text-box>
            <text:p text:style-name="P9"><text:span text:style-name="T31">2.0: Rozpoczynamy od analizy aktualnych zależności maven'a</text:span></text:p>
            <text:p text:style-name="P9"><text:span text:style-name="T46"/></text:p>
            <text:p text:style-name="P9"><text:span text:style-name="T47"/></text:p>
            <text:p text:style-name="P9"><text:span text:style-name="T31">2.1: Przeanalizować konfigurację Spring MVC w oparciu <text:s/>o javaConfig klasy</text:span><text:span text:style-name="T48"> </text:span><text:span text:style-name="T49">AppInitializer</text:span><text:span text:style-name="T48"> </text:span><text:span text:style-name="T31">oraz</text:span><text:span text:style-name="T48"> </text:span><text:span text:style-name="T49">AppConfig</text:span><text:span text:style-name="T48">. </text:span></text:p>
          </draw:text-box>
        </draw:frame>
        <draw:frame draw:style-name="gr14" draw:text-style-name="P14" draw:layer="layout" svg:width="23.566cm" svg:height="6.65cm" svg:x="1.234cm" svg:y="12.4cm">
          <draw:text-box>
            <text:p text:style-name="P4"><text:span text:style-name="T3">2.2: Dodanie pierwszego kontrolera</text:span></text:p>
            <text:p text:style-name="P4"><text:span text:style-name="T4"/></text:p>
            <text:p text:style-name="P9"><text:span text:style-name="T30">Zadanie</text:span><text:span text:style-name="T9">: W pakiecie </text:span><text:span text:style-name="T33">pl.vavatech.auction.www.controller</text:span><text:span text:style-name="T9"> stworzyć kontroler </text:span><text:span text:style-name="T43">HelloWorldController(/helloWorld)</text:span><text:span text:style-name="T9"> który pokaże przygotowany widok </text:span><text:span text:style-name="T43">helloWorld.jsp</text:span><text:span text:style-name="T9"> z wartością modelu </text:span><text:span text:style-name="T27">message</text:span><text:span text:style-name="T9">.</text:span></text:p>
            <text:p text:style-name="P9"><text:span text:style-name="T9"/></text:p>
            <text:p text:style-name="P9"><text:span text:style-name="T9">Dokumentacja: </text:span><text:span text:style-name="T17"><text:a xlink:href="http://docs.spring.io/spring/docs/current/spring-framework-reference/htmlsingle/#mvc-controller" xlink:type="simple">http://docs.spring.io/spring/docs/current/spring-framework-reference/htmlsingle/#mvc-controller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5" draw:text-style-name="P14" draw:layer="layout" svg:width="24.2cm" svg:height="15.6cm" svg:x="0.6cm" svg:y="2.6cm">
          <draw:text-box>
            <text:p text:style-name="P4"><text:span text:style-name="T3">2.3: Odczytanie parametrów ze ścieżki oraz żądania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3">HelloWorldController</text:span><text:span text:style-name="T9"> dodać mapowanie aby obsługiwał linki typu </text:span><text:span text:style-name="T50">/helloWorld/month/type</text:span><text:span text:style-name="T9"> gdzie month będzie od 1-12 a type to dowolny String.</text:span></text:p>
            <text:p text:style-name="P13"><text:span text:style-name="T9"/></text:p>
            <text:p text:style-name="P13"><text:span text:style-name="T9">Otrzymane wartości wyświetlić w </text:span><text:span text:style-name="T43">helloWorld.jsp</text:span><text:span text:style-name="T9">. Dodatkowo w kontrolerze odebrać parametry żądania </text:span><text:span text:style-name="T43">?page=1&amp;pageSize=20</text:span><text:span text:style-name="T9"> i również wyświetlić na stronie.</text:span></text:p>
            <text:p text:style-name="P9"><text:span text:style-name="T9"/></text:p>
            <text:p text:style-name="P9"><text:span text:style-name="T9">Dokumentacja: </text:span><text:span text:style-name="T17"><text:a xlink:href="http://docs.spring.io/spring/docs/current/spring-framework-reference/htmlsingle/#mvc-ann-methods" xlink:type="simple">http://docs.spring.io/spring/docs/current/spring-framework-reference/htmlsingle/#mvc-ann-methods</text:a></text:span></text:p>
            <text:p text:style-name="P9"><text:span text:style-name="T21"/></text:p>
            <text:p text:style-name="P9"><text:span text:style-name="T51"/></text:p>
            <text:p text:style-name="P9"><text:span text:style-name="T51"/></text:p>
            <text:p text:style-name="P4"><text:span text:style-name="T3">2.4: Odczytanie danych formularza przesłanych przez Postman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3">HelloWorldController</text:span><text:span text:style-name="T9"> dodać mapowanie </text:span><text:span text:style-name="T50">/hellWorld/add</text:span><text:span text:style-name="T9"> tak aby jego parametrem wejściowym był Auction i za pomocą Postman(chrome) wysłać żądanie x-www-form <text:s/>zawierające pola <text:s/>title oraz description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6" draw:text-style-name="P14" draw:layer="layout" svg:width="24.732cm" svg:height="8.765cm" svg:x="0.068cm" svg:y="2.8cm">
          <draw:text-box>
            <text:p text:style-name="P4"><text:span text:style-name="T3">2.5: Walidacja otrzymanych danych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3">HelloWorldController</text:span><text:span text:style-name="T9"> w mapowaniu </text:span><text:span text:style-name="T50">/hellWorld/add</text:span><text:span text:style-name="T9"> dodać adnotację</text:span><text:span text:style-name="T21"> </text:span><text:span text:style-name="T22">@Valid</text:span><text:span text:style-name="T21"> </text:span><text:span text:style-name="T9">do parametru metody. I za pomocą postman wysłać błędne żadanie np. wartość enuma auctionType która nie istnieje. Sprawdzić co się stanie. </text:span></text:p>
            <text:p text:style-name="P13"><text:span text:style-name="T9"/></text:p>
            <text:p text:style-name="P13"><text:span text:style-name="T9">Dodać parametr metody </text:span><text:span text:style-name="T43">BindingResult</text:span><text:span text:style-name="T9"> który zawiera błędy walidacyjne. Jeżeli obiekt </text:span><text:span text:style-name="T43">BindingResult</text:span><text:span text:style-name="T9"> będzie zawierał błędy to wyrzucić wyjątek np. </text:span><text:span text:style-name="T43">IllegalArgumentException</text:span><text:span text:style-name="T9">.</text:span></text:p>
            <text:p text:style-name="P9"><text:span text:style-name="T21"/></text:p>
            <text:p text:style-name="P9"><text:span text:style-name="T9">Dokumentacja: </text:span><text:span text:style-name="T17"><text:a xlink:href="http://docs.spring.io/spring/docs/current/spring-framework-reference/htmlsingle/#validation" xlink:type="simple">http://docs.spring.io/spring/docs/current/spring-framework-reference/htmlsingle/#validation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7" draw:text-style-name="P14" draw:layer="layout" svg:width="24.4cm" svg:height="16.082cm" svg:x="0.6cm" svg:y="2.968cm">
          <draw:text-box>
            <text:p text:style-name="P4"><text:span text:style-name="T3">2.6: Interceptor logujący czas obsługi żadania</text:span></text:p>
            <text:p text:style-name="P4"><text:span text:style-name="T4"/></text:p>
            <text:p text:style-name="P9"/>
            <text:p text:style-name="P13"><text:span text:style-name="T30">Zadanie</text:span><text:span text:style-name="T9">: W pakiecie </text:span><text:span text:style-name="T33">pl.vavatech.auction.www.component</text:span><text:span text:style-name="T9"> dodać interceptor </text:span><text:span text:style-name="T43">RenderingTimeInterceptor</text:span><text:span text:style-name="T9"> który będzie logował na konsoli czas w ms który był potrzebny na obsługę żądania.</text:span></text:p>
            <text:p text:style-name="P13"><text:span text:style-name="T9"/></text:p>
            <text:p text:style-name="P13"><text:span text:style-name="T9">Interceptor zarejestrować w AppConfig metoda addInterceptors.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4"><text:span text:style-name="T3">2.7: Obsługa błędów</text:span></text:p>
            <text:p text:style-name="P9"/>
            <text:p text:style-name="P9"/>
            <text:p text:style-name="P13"><text:span text:style-name="T30">Zadanie</text:span><text:span text:style-name="T9">: W kontrolerze </text:span><text:span text:style-name="T43">HelloWorld</text:span><text:span text:style-name="T9"> dodać obsługę wyjątków za pomocą</text:span><text:span text:style-name="T21"> </text:span><text:span text:style-name="T22">@ExceptionHandler’a</text:span></text:p>
            <text:p text:style-name="P13"><text:span text:style-name="T9">która przekieruje na stronę</text:span><text:span text:style-name="T21"> </text:span><text:span text:style-name="T22">'cmm/error'</text:span><text:span text:style-name="T21">.</text:span></text:p>
            <text:p text:style-name="P13"><text:span text:style-name="T21"/></text:p>
            <text:p text:style-name="P9"><text:span text:style-name="T21">Dokumentacja: </text:span><text:span text:style-name="T17"><text:a xlink:href="http://docs.spring.io/spring/docs/current/spring-framework-reference/htmlsingle/#mvc-exceptionhandlers" xlink:type="simple">http://docs.spring.io/spring/docs/current/spring-framework-reference/htmlsingle/#mvc-exceptionhandler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8" draw:text-style-name="P14" draw:layer="layout" svg:width="24.581cm" svg:height="6.694cm" svg:x="0.219cm" svg:y="3cm">
          <draw:text-box>
            <text:p text:style-name="P4"><text:span text:style-name="T3">2.8: Globalna obsługa błędów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3">HelloWorld</text:span><text:span text:style-name="T9"> usuwamy obsługę błędów i dodajemy </text:span><text:span text:style-name="T43">SimpleMappingExceptionResolver</text:span><text:span text:style-name="T9"> który w sytuacji wystąpienia błędu w dowolnym kontrolerze przekieruje na stronę </text:span><text:span text:style-name="T43">'cmm/error'</text:span><text:span text:style-name="T9">. 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 presentation:user-transformed="true">
          <draw:text-box>
            <text:p>Spring-mvc</text:p>
          </draw:text-box>
        </draw:frame>
        <draw:frame draw:style-name="gr19" draw:text-style-name="P14" draw:layer="layout" svg:width="24.2cm" svg:height="14.243cm" svg:x="0.4cm" svg:y="3.053cm">
          <draw:text-box>
            <text:p text:style-name="P4"><text:span text:style-name="T3">2.9: Pokazanie wszystkich aukcji w systemie</text:span></text:p>
            <text:p text:style-name="P4"><text:span text:style-name="T4"/></text:p>
            <text:p text:style-name="P9"/>
            <text:p text:style-name="P13"><text:span text:style-name="T30">Zadanie</text:span><text:span text:style-name="T9">: W pakiecie</text:span><text:span text:style-name="T52"> </text:span><text:span text:style-name="T53">pl.vavatech.auction.</text:span><text:span text:style-name="T54"><text:a xlink:href="http://www.controller.auction/" xlink:type="simple">www.controller.auction</text:a></text:span><text:span text:style-name="T55"> </text:span><text:span text:style-name="T9">znajduje się </text:span><text:span text:style-name="T43">AuctionController</text:span><text:span text:style-name="T9"> który będzie obsługiwać /auctions gdzie w wyniku zostanie pokazany widok auciton/list wraz ze wszystkimi aukcjami w systemie. Aukcje należy pobrać za pomocą serwisu AuctionService</text:span></text:p>
            <text:p text:style-name="P13"><text:span text:style-name="T9"/></text:p>
            <text:p text:style-name="P13"><text:span text:style-name="T9">W przealalizować plik </text:span><text:span text:style-name="T43">auciton/list.jsp</text:span><text:span text:style-name="T9"> oraz dodać kolumnę „Tytuł”.</text:span></text:p>
            <text:p text:style-name="P13"><text:span text:style-name="T24"/></text:p>
            <text:p text:style-name="P13"><text:span text:style-name="T24"/></text:p>
            <text:p text:style-name="P9"><text:span text:style-name="T13"/></text:p>
            <text:p text:style-name="P4"><text:span text:style-name="T3">2.10: Pokazanie szczegółów wybranej aukcji</text:span></text:p>
            <text:p text:style-name="P4"><text:span text:style-name="T4"/></text:p>
            <text:p text:style-name="P9"/>
            <text:p text:style-name="P13"><text:span text:style-name="T56">Zadanie</text:span><text:span text:style-name="T24">: W </text:span><text:span text:style-name="T57">AuctionController</text:span><text:span text:style-name="T24"> dodać obsługę </text:span><text:span text:style-name="T57">/auctions/idAukcji/show</text:span><text:span text:style-name="T24"> gdzie kontroler pobierze szczegóły wybranej aukcji i pokaże widok auction/show.</text:span></text:p>
            <text:p text:style-name="P22"><text:span text:style-name="T24"/></text:p>
            <text:p text:style-name="P22"><text:span text:style-name="T24">W pliku auciton/show.jsp należy pokazać wszystkie dostępne pola.</text:span></text:p>
            <text:p text:style-name="P22"><text:span text:style-name="T24"/></text:p>
            <text:p text:style-name="P22"><text:span text:style-name="T24">Dodać obsługę przejścia(link) do szczegółów aukcji z poziomu list aukcji</text:span></text:p>
            <text:p text:style-name="P22"><text:span text:style-name="T24"/></text:p>
            <text:p text:style-name="P22"><text:span text:style-name="T24"/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0" draw:text-style-name="P14" draw:layer="layout" svg:width="25.504cm" svg:height="16.804cm" svg:x="0cm" svg:y="2.796cm">
          <draw:text-box>
            <text:p text:style-name="P4"><text:span text:style-name="T3">2.11: Obsługa edycji</text:span></text:p>
            <text:p text:style-name="P9"/>
            <text:p text:style-name="P13"><text:span text:style-name="T30">Zadanie</text:span><text:span text:style-name="T9">: W </text:span><text:span text:style-name="T43">AuctionController</text:span><text:span text:style-name="T9"> znajduje się obsługa </text:span><text:span text:style-name="T43">auctions/id/edit</text:span><text:span text:style-name="T9"> oraz </text:span><text:span text:style-name="T43">auctions/save</text:span><text:span text:style-name="T9">. Przeanalizować zasadę działania obsługi formularza. Jak wchodzi w tryb edycji oraz co się dzieje po zapisz.</text:span></text:p>
            <text:p text:style-name="P9"><text:span text:style-name="T13"/></text:p>
            <text:p text:style-name="P4"><text:span text:style-name="T13"/></text:p>
            <text:p text:style-name="P4"><text:span text:style-name="T3">2.12: Obsługa usuwania</text:span></text:p>
            <text:p text:style-name="P4"><text:span text:style-name="T4"/></text:p>
            <text:p text:style-name="P13"><text:span text:style-name="T30">Zadanie</text:span><text:span text:style-name="T9">: W </text:span><text:span text:style-name="T43">AuctionController</text:span><text:span text:style-name="T9"> dodać </text:span><text:span text:style-name="T43">auctions/id/delete</text:span><text:span text:style-name="T9"> która usunie wybrany rekord oraz dodać obsługę usuwania z poziomu listy.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4"><text:span text:style-name="T3">2.13: Walidator dla aukcji</text:span></text:p>
            <text:p text:style-name="P9"/>
            <text:p text:style-name="P13"><text:span text:style-name="T30">Zadanie</text:span><text:span text:style-name="T9">: Napisać i wykorzystać walidator dla aukcji który sprawdzi czy data ważności aukcji nie jest przeszła. </text:span></text:p>
            <text:p text:style-name="P22"><text:span text:style-name="T9"/></text:p>
            <text:p text:style-name="P13"><text:span text:style-name="T9">Dodatkowo skonfigurować walidator JSR 303 (dodać zależność maven'a hibernate-validator) </text:span><text:span text:style-name="T9"><text:line-break/></text:span><text:span text:style-name="T9">i dodać wymagalność pól (title, description) w klasie aukcji. Dodatkowo dla pola title zdefiniować maksymalną ilość znaków na 20.</text:span></text:p>
            <text:p text:style-name="P22"><text:span text:style-name="T9"/></text:p>
            <text:p text:style-name="P13"><text:span text:style-name="T9">Sprawdzić działanie zdefiniowanych ograniczeń na formularzu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1" draw:text-style-name="P23" draw:layer="layout" svg:width="24.382cm" svg:height="11.034cm" svg:x="0.6cm" svg:y="2.766cm">
          <draw:text-box>
            <text:p text:style-name="P4"><text:span text:style-name="T3">2.14: Formater</text:span><text:span text:style-name="T35"> </text:span></text:p>
            <text:p text:style-name="P4"><text:span text:style-name="T58"/></text:p>
            <text:p text:style-name="P9"><text:span text:style-name="T17"/></text:p>
            <text:p text:style-name="P13"><text:span text:style-name="T30">Zadanie</text:span><text:span text:style-name="T9">: Napisać formater (AnnotationFormatterFactory) który dla adnotacji </text:span><text:span text:style-name="T43">CurrencyFormat</text:span><text:span text:style-name="T9"> będzie dodawał PLN do wartości liczbowych. Skorzystać z adnotacji </text:span><text:span text:style-name="T43">CurrencyFormat </text:span><text:span text:style-name="T9"><text:s/>w klasie Auction dla pola </text:span><text:span text:style-name="T59">shippingPrice.</text:span></text:p>
            <text:p text:style-name="P13"><text:span text:style-name="T59"/></text:p>
            <text:p text:style-name="P13"><text:span text:style-name="T9">Formater konfigurujemy za pomoca</text:span></text:p>
            <text:p text:style-name="P13"><text:span text:style-name="T60">@Override</text:span></text:p>
            <text:p text:style-name="P13"><text:span text:style-name="T60">public void addFormatters(FormatterRegistry registry) {</text:span></text:p>
            <text:p text:style-name="P13"><text:span text:style-name="T60"><text:tab/></text:span><text:span text:style-name="T60">registry.addFormatterForFieldAnnotation(new CurrencyFormatter());</text:span></text:p>
            <text:p text:style-name="P13"><text:span text:style-name="T60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2" draw:text-style-name="P14" draw:layer="layout" svg:width="24.2cm" svg:height="10.916cm" svg:x="0.8cm" svg:y="3.084cm">
          <draw:text-box>
            <text:p text:style-name="P4"><text:span text:style-name="T3">2.15: Kontrolery REST (testujemy Postman'em)</text:span></text:p>
            <text:p text:style-name="P4"><text:span text:style-name="T4"/></text:p>
            <text:p text:style-name="P4"><text:span text:style-name="T61"/></text:p>
            <text:p text:style-name="P13"><text:span text:style-name="T56">Zadanie</text:span><text:span text:style-name="T24">:</text:span><text:span text:style-name="T9"> Stworzyć kontroler </text:span><text:span text:style-name="T43">AuctionRestController </text:span><text:span text:style-name="T22">(@RestController)</text:span><text:span text:style-name="T21"> </text:span><text:span text:style-name="T9">który umożliwia operacje </text:span><text:span text:style-name="T43">CRUD /rest/auctions</text:span><text:span text:style-name="T9">. </text:span></text:p>
            <text:p text:style-name="P22"><text:span text:style-name="T9"/></text:p>
            <text:p text:style-name="P13"><text:span text:style-name="T9">Należy rozpocząć od operacji </text:span><text:span text:style-name="T43">findAll</text:span><text:span text:style-name="T9"> i sprawdzić jak wygląda list aukcji w postaci </text:span><text:span text:style-name="T43">JSON</text:span><text:span text:style-name="T9">.</text:span></text:p>
            <text:p text:style-name="P22"><text:span text:style-name="T21"/></text:p>
            <text:p text:style-name="P13"><text:span text:style-name="T9">Podczas implementacji POST'a skorzystać z adnotacji</text:span><text:span text:style-name="T21"> </text:span><text:span text:style-name="T22">@RequestBody </text:span><text:span text:style-name="T9">dla parametru metody Auction aby spring wiedział, że cały request JSON powinien mapować na ten właśnie obiekt.</text:span></text:p>
            <text:p text:style-name="P22"><text:span text:style-name="T9"/></text:p>
            <text:p text:style-name="P13"><text:span text:style-name="T9">Dokumentacja:</text:span><text:span text:style-name="T17"><text:a xlink:href="http://docs.spring.io/spring/docs/current/spring-framework-reference/htmlsingle/#mvc-ann-restcontroller" xlink:type="simple">http://docs.spring.io/spring/docs/current/spring-framework-reference/htmlsingle/#mvc-ann-restcontroller</text:a></text:span></text:p>
            <text:p text:style-name="P13"><text:span text:style-name="T9"/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3" draw:text-style-name="P14" draw:layer="layout" svg:width="24.4cm" svg:height="15.2cm" svg:x="0.4cm" svg:y="2.8cm">
          <draw:text-box>
            <text:p text:style-name="P4"><text:span text:style-name="T3">2.16: Kontrolery REST – obsługa błędów</text:span></text:p>
            <text:p text:style-name="P4"><text:span text:style-name="T4"/></text:p>
            <text:p text:style-name="P9"><text:span text:style-name="T17"/></text:p>
            <text:p text:style-name="P13"><text:span text:style-name="T25">Zadanie</text:span><text:span text:style-name="T9">: Sprawdzić co się stanie jeśli do naszego controlera REST wyślemy niepoprawne dane skorzystać z adnotacji</text:span><text:span text:style-name="T21"> </text:span><text:span text:style-name="T22">@Valid</text:span><text:span text:style-name="T21">.</text:span></text:p>
            <text:p text:style-name="P9"><text:span text:style-name="T9"/></text:p>
            <text:p text:style-name="P9"><text:span text:style-name="T9">Co się stanie jeżeli podczas przetwarzania logiki poleci błąd ?</text:span></text:p>
            <text:p text:style-name="P9"><text:span text:style-name="T24"/></text:p>
            <text:p text:style-name="P9"><text:span text:style-name="T24"/></text:p>
            <text:p text:style-name="P9"><text:span text:style-name="T13"/></text:p>
            <text:p text:style-name="P9"><text:span text:style-name="T13"/></text:p>
            <text:p text:style-name="P4"><text:span text:style-name="T3">2.17: Kontrolery REST – struktury danych</text:span></text:p>
            <text:p text:style-name="P4"><text:span text:style-name="T4"/></text:p>
            <text:p text:style-name="P9"><text:span text:style-name="T17"/></text:p>
            <text:p text:style-name="P13"><text:span text:style-name="T30">Zadanie</text:span><text:span text:style-name="T9">: Stworzyć kontroler </text:span><text:span text:style-name="T43">OfferRestController (/rest/offers),</text:span><text:span text:style-name="T9"> który umożliwi składanie ofert do trwających aukcji. </text:span></text:p>
            <text:p text:style-name="P13"><text:span text:style-name="T9">Zastanowić się jaka powinna być struktura obiektu który będzie za to odpowiadał.</text:span></text:p>
            <text:p text:style-name="P22"><text:span text:style-name="T9"/></text:p>
            <text:p text:style-name="P13"><text:span text:style-name="T9">Dodać regułę walidacyjną która stwierdzi czy proponowana oferta nie jest niższa od aktualnej.</text:span></text:p>
            <text:p text:style-name="P22"><text:span text:style-name="T9"/></text:p>
            <text:p text:style-name="P13"><text:span text:style-name="T9">Algorytm powinien odnaleźć aukcje której dotyczy oferta ustawić jej aktualną cenę z oferty następnie dodać ofertę do systemu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4" draw:text-style-name="P24" draw:layer="layout" svg:width="24.6cm" svg:height="16.41cm" svg:x="0.4cm" svg:y="2.653cm">
          <draw:text-box>
            <text:p text:style-name="P4"><text:span text:style-name="T62">2.18: [Opcjonalne] Integracja ze Swagger</text:span></text:p>
            <text:p text:style-name="P9"/>
            <text:p text:style-name="P9"><text:span text:style-name="T63">Zależności</text:span><text:span text:style-name="T64">:</text:span></text:p>
            <text:p text:style-name="P9"><text:span text:style-name="T65"/></text:p>
            <text:p text:style-name="P9"><text:span text:style-name="T66">&lt;</text:span><text:span text:style-name="T67">dependency</text:span><text:span text:style-name="T66">&gt;</text:span></text:p>
            <text:p text:style-name="P9"><text:span text:style-name="T66"><text:tab/></text:span><text:span text:style-name="T66">&lt;</text:span><text:span text:style-name="T67">groupId</text:span><text:span text:style-name="T66">&gt;</text:span><text:span text:style-name="T68">io.springfox</text:span><text:span text:style-name="T66">&lt;/</text:span><text:span text:style-name="T67">groupId</text:span><text:span text:style-name="T66">&gt;</text:span></text:p>
            <text:p text:style-name="P9"><text:span text:style-name="T66"><text:tab/></text:span><text:span text:style-name="T66">&lt;</text:span><text:span text:style-name="T67">artifactId</text:span><text:span text:style-name="T66">&gt;</text:span><text:span text:style-name="T69">springfox</text:span><text:span text:style-name="T68">-swagger2</text:span><text:span text:style-name="T66">&lt;/</text:span><text:span text:style-name="T67">artifactId</text:span><text:span text:style-name="T66">&gt;</text:span></text:p>
            <text:p text:style-name="P9"><text:span text:style-name="T66"><text:tab/></text:span><text:span text:style-name="T66">&lt;</text:span><text:span text:style-name="T67">version</text:span><text:span text:style-name="T66">&gt;</text:span><text:span text:style-name="T68">2.5.0</text:span><text:span text:style-name="T66">&lt;/</text:span><text:span text:style-name="T67">version</text:span><text:span text:style-name="T66">&gt;</text:span></text:p>
            <text:p text:style-name="P9"><text:span text:style-name="T66">&lt;/</text:span><text:span text:style-name="T67">dependency</text:span><text:span text:style-name="T66">&gt;</text:span></text:p>
            <text:p text:style-name="P9"><text:span text:style-name="T66">&lt;</text:span><text:span text:style-name="T67">dependency</text:span><text:span text:style-name="T66">&gt;</text:span></text:p>
            <text:p text:style-name="P9"><text:span text:style-name="T66"><text:tab/></text:span><text:span text:style-name="T66">&lt;</text:span><text:span text:style-name="T67">groupId</text:span><text:span text:style-name="T66">&gt;</text:span><text:span text:style-name="T68">io.springfox</text:span><text:span text:style-name="T66">&lt;/</text:span><text:span text:style-name="T67">groupId</text:span><text:span text:style-name="T66">&gt;</text:span></text:p>
            <text:p text:style-name="P9"><text:span text:style-name="T66"><text:tab/></text:span><text:span text:style-name="T66">&lt;</text:span><text:span text:style-name="T67">artifactId</text:span><text:span text:style-name="T66">&gt;</text:span><text:span text:style-name="T69">springfox</text:span><text:span text:style-name="T68">-swagger-</text:span><text:span text:style-name="T69">ui</text:span><text:span text:style-name="T66">&lt;/</text:span><text:span text:style-name="T67">artifactId</text:span><text:span text:style-name="T66">&gt;</text:span></text:p>
            <text:p text:style-name="P9"><text:span text:style-name="T66"><text:tab/></text:span><text:span text:style-name="T66">&lt;</text:span><text:span text:style-name="T67">version</text:span><text:span text:style-name="T66">&gt;</text:span><text:span text:style-name="T68">2.5.0</text:span><text:span text:style-name="T66">&lt;/</text:span><text:span text:style-name="T67">version</text:span><text:span text:style-name="T66">&gt;</text:span></text:p>
            <text:p text:style-name="P9"><text:span text:style-name="T66">&lt;/</text:span><text:span text:style-name="T67">dependency</text:span><text:span text:style-name="T66">&gt;</text:span></text:p>
            <text:p text:style-name="P9"><text:span text:style-name="T66"/></text:p>
            <text:p text:style-name="P9"><text:span text:style-name="T70">Mapowanie</text:span><text:span text:style-name="T71">:</text:span></text:p>
            <text:p text:style-name="P9"><text:span text:style-name="T66"/></text:p>
            <text:p text:style-name="P9"><text:span text:style-name="T72">registry</text:span><text:span text:style-name="T68">.addResourceHandler(</text:span><text:span text:style-name="T73">"swagger-ui.html"</text:span><text:span text:style-name="T68">).addResourceLocations(</text:span><text:span text:style-name="T73">"classpath:/META-INF/resources/"</text:span><text:span text:style-name="T68">);</text:span></text:p>
            <text:p text:style-name="P9"><text:span text:style-name="T72">registry</text:span><text:span text:style-name="T68">.addResourceHandler(</text:span><text:span text:style-name="T73">"/webjars/**"</text:span><text:span text:style-name="T68">).addResourceLocations(</text:span><text:span text:style-name="T73">"classpath:/META-INF/resources/webjars/"</text:span><text:span text:style-name="T68">);</text:span></text:p>
            <text:p text:style-name="P9"><text:span text:style-name="T66"/></text:p>
            <text:p text:style-name="P9"><text:span text:style-name="T70">Konfiguracja</text:span><text:span text:style-name="T71">:</text:span></text:p>
            <text:p text:style-name="P9"><text:span text:style-name="T66"/></text:p>
            <text:p text:style-name="P9"><text:span text:style-name="T74">@Configuration</text:span></text:p>
            <text:p text:style-name="P9"><text:span text:style-name="T74">@EnableSwagger2</text:span></text:p>
            <text:p text:style-name="P9"><text:span text:style-name="T75">public</text:span><text:span text:style-name="T68"> </text:span><text:span text:style-name="T75">class</text:span><text:span text:style-name="T68"> SwaggerConfig {</text:span></text:p>
            <text:p text:style-name="P9"><text:span text:style-name="T68"/></text:p>
            <text:p text:style-name="P9"><text:span text:style-name="T74"><text:tab/></text:span><text:span text:style-name="T74">@Bean</text:span></text:p>
            <text:p text:style-name="P9"><text:span text:style-name="T75"><text:tab/></text:span><text:span text:style-name="T75">public</text:span><text:span text:style-name="T68"> Docket api() {</text:span></text:p>
            <text:p text:style-name="P9"><text:span text:style-name="T68"><text:tab/></text:span><text:span text:style-name="T68"><text:tab/></text:span><text:span text:style-name="T68">Predicate&lt;RequestHandler&gt; </text:span><text:span text:style-name="T72">handlersToInclude</text:span><text:span text:style-name="T68"> = RequestHandlerSelectors.</text:span><text:span text:style-name="T76">any</text:span><text:span text:style-name="T68">();</text:span></text:p>
            <text:p text:style-name="P9"><text:span text:style-name="T68"><text:tab/></text:span><text:span text:style-name="T68"><text:tab/></text:span><text:span text:style-name="T68">Predicate&lt;String&gt; </text:span><text:span text:style-name="T72">pathToInclude</text:span><text:span text:style-name="T68"> = PathSelectors.</text:span><text:span text:style-name="T76">regex</text:span><text:span text:style-name="T68">(</text:span><text:span text:style-name="T73">"/rest/.*"</text:span><text:span text:style-name="T68">);</text:span></text:p>
            <text:p text:style-name="P9"><text:span text:style-name="T77"/></text:p>
            <text:p text:style-name="P9"><text:span text:style-name="T75"><text:tab/></text:span><text:span text:style-name="T75">return</text:span><text:span text:style-name="T68"> </text:span><text:span text:style-name="T75">new</text:span><text:span text:style-name="T68"> Docket(DocumentationType.</text:span><text:span text:style-name="T78">SWAGGER_2</text:span><text:span text:style-name="T68">).select().apis(</text:span><text:span text:style-name="T72">handlersToInclude</text:span><text:span text:style-name="T68">)</text:span></text:p>
            <text:p text:style-name="P9"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.paths(</text:span><text:span text:style-name="T72">pathToInclude</text:span><text:span text:style-name="T68">).build();</text:span></text:p>
            <text:p text:style-name="P9"><text:span text:style-name="T68"><text:tab/></text:span><text:span text:style-name="T68">}</text:span></text:p>
            <text:p text:style-name="P9"><text:span text:style-name="T77"/></text:p>
            <text:p text:style-name="P9"><text:span text:style-name="T68">}</text:span></text:p>
            <text:p text:style-name="P9"><text:span text:style-name="T66"/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5" draw:text-style-name="P25" draw:layer="layout" svg:width="24.151cm" svg:height="13.011cm" svg:x="0.449cm" svg:y="3.589cm">
          <draw:text-box>
            <text:p text:style-name="P19"><text:span text:style-name="T79">Poniższe ćwiczenia będziemy wykonywać w obrębie projektu spring-ajt. W razie problemów można się wspomagać projektem spring-ajt-solved który zawiera już gotowe rozwiązania</text:span></text:p>
            <text:p text:style-name="P13"><text:span text:style-name="T80"/></text:p>
            <text:p text:style-name="P13"><text:span text:style-name="T80"/></text:p>
            <text:p text:style-name="P9"><text:span text:style-name="T31">3.0: Rozpoczynamy od analizy aktualnych zależności maven'a</text:span></text:p>
            <text:p text:style-name="P9"><text:span text:style-name="T46"/></text:p>
            <text:p text:style-name="P9"><text:span text:style-name="T81"/></text:p>
            <text:p text:style-name="P4"><text:span text:style-name="T3">3.1: AOP – podstawy</text:span></text:p>
            <text:p text:style-name="P4"><text:span text:style-name="T4"/></text:p>
            <text:p text:style-name="P9"/>
            <text:p text:style-name="P13"><text:span text:style-name="T30">Zadanie</text:span><text:span text:style-name="T9">: </text:span><text:span text:style-name="T17"><text:a xlink:href="http://docs.spring.io/spring/docs/current/spring-framework-reference/htmlsingle/#aop-pointcuts-designators" xlink:type="simple">N</text:a></text:span><text:span text:style-name="T9">ależy przeanalizwać działanie klasy </text:span><text:span text:style-name="T33">pl.vavatech.auction.blc.aop.sample.JavaMagic</text:span><text:span text:style-name="T9"> która jest przykładem progrmistycznego wykorzystania API Springa do kreowania Proxy. Jest to podstawa wszystkich magicznych mechanizmów w Springu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6" draw:text-style-name="P14" draw:layer="layout" svg:width="24.501cm" svg:height="14.4cm" svg:x="0.499cm" svg:y="3cm">
          <draw:text-box>
            <text:p text:style-name="P4"><text:span text:style-name="T3">3.2: AOP - monitor</text:span></text:p>
            <text:p text:style-name="P9"><text:span text:style-name="T82"/></text:p>
            <text:p text:style-name="P9"><text:span text:style-name="T82"/></text:p>
            <text:p text:style-name="P13"><text:span text:style-name="T6">Konfiguracja</text:span><text:span text:style-name="T7">: Oprócz dodanych zależności do prawidłowego działania potrzebujemy skorzystać </text:span><text:span text:style-name="T7"><text:line-break/></text:span><text:span text:style-name="T7">z adnotacji</text:span><text:span text:style-name="T17"> </text:span><text:span text:style-name="T22">@EnableAspectJAutoProxy </text:span><text:span text:style-name="T9">w klasie BusinessConfig.</text:span></text:p>
            <text:p text:style-name="P13"><text:span text:style-name="T37"/></text:p>
            <text:p text:style-name="P13"><text:span text:style-name="T30">Zadanie</text:span><text:span text:style-name="T9">: W pakiecie </text:span><text:span text:style-name="T33">pl.vavatech.auction.blc.aop</text:span><text:span text:style-name="T9"> dodać adnotację</text:span><text:span text:style-name="T21"> </text:span><text:span text:style-name="T22">@Trace</text:span><text:span text:style-name="T21">,</text:span><text:span text:style-name="T9"> którą będziemy umieszczać na metodach serwisu które będziemy chcieli obserwować pod kątem wydajności. Dodać odpowiedni </text:span><text:span text:style-name="T43">Aspect </text:span><text:span text:style-name="T9"><text:s/>który wypisze na konsole czas potrzebny na wykonanie metody</text:span><text:span text:style-name="T21">.</text:span></text:p>
            <text:p text:style-name="P13"><text:span text:style-name="T21"/></text:p>
            <text:p text:style-name="P13"><text:span text:style-name="T17"><text:a xlink:href="https://blog.espenberntsen.net/2010/03/20/aspectj-cheat-sheet/" xlink:type="simple">https://blog.espenberntsen.net/2010/03/20/aspectj-cheat-sheet/</text:a></text:span></text:p>
            <text:p text:style-name="P13"><text:span text:style-name="T21"/></text:p>
            <text:p text:style-name="P13"><text:span text:style-name="T9">Dokumentacja: </text:span><text:span text:style-name="T17"><text:a xlink:href="http://docs.spring.io/spring/docs/current/spring-framework-reference/htmlsingle/#aop-pointcuts-designators" xlink:type="simple">http://docs.spring.io/spring/docs/current/spring-framework-reference/htmlsingle/#aop-pointcuts-designator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7" draw:text-style-name="P14" draw:layer="layout" svg:width="23.626cm" svg:height="7.8cm" svg:x="0.974cm" svg:y="3.4cm">
          <draw:text-box>
            <text:p text:style-name="P4"><text:span text:style-name="T3">3.3: AOP - parametry</text:span></text:p>
            <text:p text:style-name="P9"/>
            <text:p text:style-name="P9"/>
            <text:p text:style-name="P13"><text:span text:style-name="T30">Zadanie</text:span><text:span text:style-name="T9">: Do adnotacji</text:span><text:span text:style-name="T21"> </text:span><text:span text:style-name="T22">@Trace</text:span><text:span text:style-name="T21"> </text:span><text:span text:style-name="T9">dodajemy parametr mówiący o maksymalnym czasie wykonania metody w razie przekroczenia tego czasu należy zalogować taką informację na poziomie ERROR dodatkowo wypisując parametry metody dla których to wystąpiło.</text:span></text:p>
            <text:p text:style-name="P9"><text:span text:style-name="T9"/></text:p>
            <text:p text:style-name="P9"><text:span text:style-name="T9">Dokumentacja :</text:span><text:span text:style-name="T17"><text:a xlink:href="http://docs.spring.io/spring/docs/current/spring-framework-reference/htmlsingle/#aop" xlink:type="simple">http://docs.spring.io/spring/docs/current/spring-framework-reference/htmlsingle/#aop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8" draw:text-style-name="P23" draw:layer="layout" svg:width="24.2cm" svg:height="15.719cm" svg:x="0.6cm" svg:y="3.2cm">
          <draw:text-box>
            <text:p text:style-name="P4"><text:span text:style-name="T3">3.4: JPA</text:span><text:span text:style-name="T35"> </text:span></text:p>
            <text:p text:style-name="P4"><text:span text:style-name="T36"/></text:p>
            <text:p text:style-name="P9"/>
            <text:p text:style-name="P9"><text:span text:style-name="T30">Zadanie</text:span><text:span text:style-name="T9">: Odkomentować i przeanalizować konfigurację JPA oraz TX w pliku BusinessConfig</text:span></text:p>
            <text:p text:style-name="P9"><text:span text:style-name="T21"/></text:p>
            <text:p text:style-name="P13"><text:span text:style-name="T9">Stworzyć nowe implementacje dla AuctionRepo oraz OfferRepo które będą zapisywały obiekty do bazy danych za pomocą JPA</text:span><text:span text:style-name="T21"> </text:span><text:span text:style-name="T22">@PersistenceContext EntityManager</text:span><text:span text:style-name="T21">.</text:span></text:p>
            <text:p text:style-name="P9"><text:span text:style-name="T37"/></text:p>
            <text:p text:style-name="P9"><text:span text:style-name="T9">Dokumentacja:</text:span><text:span text:style-name="T83"> </text:span><text:span text:style-name="T17"><text:a xlink:href="http://docs.spring.io/spring/docs/current/spring-framework-reference/htmlsingle/#orm-jpa" xlink:type="simple">http://docs.spring.io/spring/docs/current/spring-framework-reference/htmlsingle/#orm-jpa</text:a></text:span></text:p>
            <text:p text:style-name="P9"><text:span text:style-name="T83"/></text:p>
            <text:p text:style-name="P9"><text:span text:style-name="T11"/></text:p>
            <text:p text:style-name="P4"><text:span text:style-name="T3">3.5: TX</text:span></text:p>
            <text:p text:style-name="P4"><text:span text:style-name="T61"/></text:p>
            <text:p text:style-name="P4"><text:span text:style-name="T61"/></text:p>
            <text:p text:style-name="P13"><text:span text:style-name="T84">Konfiguracja</text:span><text:span text:style-name="T7">: Oprócz dodanych zależności do prawidłowego działania potrzebujemy skorzystać z adnotacji</text:span><text:span text:style-name="T17"> </text:span><text:span text:style-name="T22">@</text:span><text:span text:style-name="T85">EnableTransactionManagement</text:span><text:span text:style-name="T22"> </text:span><text:span text:style-name="T9">w klasie BusinessConfig.</text:span></text:p>
            <text:p text:style-name="P9"><text:span text:style-name="T17"/></text:p>
            <text:p text:style-name="P13"><text:span text:style-name="T30">Zadanie</text:span><text:span text:style-name="T9">: Aktualnie dodawanie aukcji oraz ofert nie działa bo system informuje o braku transakcji aby to naprawić należy dodać adnotację</text:span><text:span text:style-name="T37"> </text:span><text:span text:style-name="T22">@Transactional</text:span><text:span text:style-name="T37"> </text:span><text:span text:style-name="T9">w miejscach w których chcemy aby nasze metody/klasy były transakcyjne.</text:span></text:p>
            <text:p text:style-name="P9"><text:span text:style-name="T37"/></text:p>
            <text:p text:style-name="P9"><text:span text:style-name="T9">Dokumentacja: </text:span><text:span text:style-name="T17"><text:a xlink:href="http://docs.spring.io/spring/docs/current/spring-framework-reference/htmlsingle/#orm-jpa" xlink:type="simple">http://docs.spring.io/spring/docs/current/spring-framework-reference/htmlsingle/#orm-jpa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9" draw:text-style-name="P26" draw:layer="layout" svg:width="23.464cm" svg:height="11.94cm" svg:x="1.294cm" svg:y="3.2cm">
          <draw:text-box>
            <text:p text:style-name="P9"><text:span text:style-name="T86"/></text:p>
            <text:p text:style-name="P4"><text:span text:style-name="T3">3.6: JPA zapytania</text:span></text:p>
            <text:p text:style-name="P4"><text:span text:style-name="T24"/></text:p>
            <text:p text:style-name="P13"><text:span text:style-name="T30">Zadanie</text:span><text:span text:style-name="T9">: W kontrolerze restowym od aukcji dodać możliwość pobierania danych o aukcjach. Wymagania:</text:span></text:p>
            <text:list text:style-name="L4">
              <text:list-item>
                <text:p text:style-name="P15"><text:span text:style-name="T9">Wyszukiwanie po tytule i opisie</text:span></text:p>
              </text:list-item>
              <text:list-item>
                <text:p text:style-name="P15"><text:span text:style-name="T9">Sortowanie po dacie lub cenie</text:span></text:p>
              </text:list-item>
              <text:list-item>
                <text:p text:style-name="P15"><text:span text:style-name="T9">Stronnicowanie wyników, rozmiar strony</text:span></text:p>
              </text:list-item>
            </text:list>
            <text:p text:style-name="P15"><text:span text:style-name="T9"/></text:p>
            <text:p text:style-name="P8"><text:span text:style-name="T9">Skorzystać z atrybutu readOnly w adnotacji </text:span><text:span text:style-name="T87"><text:s/></text:span><text:span text:style-name="T88">@Transactional</text:span></text:p>
            <text:p text:style-name="P8"><text:span text:style-name="T24"/></text:p>
            <text:p text:style-name="P8"><text:span text:style-name="T89">3.7: [Opcjonalne] Testy</text:span></text:p>
            <text:p text:style-name="P8"><text:span text:style-name="T90"/></text:p>
            <text:p text:style-name="P13"><text:span text:style-name="T30">Zadanie</text:span><text:span text:style-name="T9">: W projektcie znajdują się klasy </text:span><text:span text:style-name="T91">AuctionServiceTest,OfferServiceTest oraz </text:span><text:span text:style-name="T92">AuctionRepoTest</text:span><text:span text:style-name="T91">. </text:span><text:span text:style-name="T93">Dodać testy sprawdzające poprawność funkcji znajdujących się w odpowiadających im serwisach/repozytoraich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4" draw:text-style-name="P27" draw:layer="layout" svg:width="24.2cm" svg:height="3.3cm" svg:x="0.6cm" svg:y="3.7cm">
          <draw:text-box>
            <text:p text:style-name="P19"><text:span text:style-name="T94">Poniższe ćwiczenia będziemy wykonywać w obrębie projektu spring-security. </text:span><text:span text:style-name="T94"><text:line-break/></text:span><text:span text:style-name="T94">W razie problemów można się wspomagać projektem spring-security-solved który zawiera już gotowe rozwiązania.</text:span></text:p>
          </draw:text-box>
        </draw:frame>
        <draw:frame draw:style-name="gr30" draw:text-style-name="P21" draw:layer="layout" svg:width="22.841cm" svg:height="10.334cm" svg:x="1.559cm" svg:y="7.066cm">
          <draw:text-box>
            <text:p text:style-name="P9"><text:span text:style-name="T31">4.0: Rozpoczynamy od analizy aktualnych zależności maven'a</text:span></text:p>
            <text:p text:style-name="P9"><text:span text:style-name="T46"/></text:p>
            <text:p text:style-name="P9"><text:span text:style-name="T95"/></text:p>
            <text:p text:style-name="P9"><text:span text:style-name="T31">4.1: Przeanalizować konfigurację Spring Security</text:span></text:p>
            <text:p text:style-name="P9"><text:span text:style-name="T46"/></text:p>
            <text:p text:style-name="P13"><text:span text:style-name="T9">Klasę </text:span><text:span text:style-name="T33">pl.vavatech.auction.AppInitializer</text:span><text:span text:style-name="T96">, </text:span><text:span text:style-name="T9">filtr </text:span><text:span text:style-name="T43">springSecurityFilterChain </text:span><text:span text:style-name="T43"><text:line-break/></text:span><text:span text:style-name="T9">oraz <text:s/></text:span><text:span text:style-name="T33">pl.vavatech.auction.www.SecurityConfig</text:span><text:span text:style-name="T9"> i plik <text:s/></text:span><text:span text:style-name="T43">spring-security.xml</text:span><text:span text:style-name="T9"> na który wskazuje powyższa klasa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1" draw:text-style-name="P14" draw:layer="layout" svg:width="25.901cm" svg:height="12.409cm" svg:x="0.076cm" svg:y="4.257cm">
          <draw:text-box>
            <text:p text:style-name="P4"><text:span text:style-name="T3">4.2: Web Security </text:span></text:p>
            <text:p text:style-name="P4"><text:span text:style-name="T4"/></text:p>
            <text:p text:style-name="P9"><text:span text:style-name="T17"/></text:p>
            <text:p text:style-name="P13"><text:span text:style-name="T30">Zadanie</text:span><text:span text:style-name="T9">: W pliku </text:span><text:span text:style-name="T43">spring-security.xml</text:span><text:span text:style-name="T9"> należy zdefiniować reguły bezpieczeństwa zabraniające przeglądania aukcji (/auctions) niezalogowanym użytkownikom. Logowanie za pomocą LoginForm</text:span></text:p>
            <text:p text:style-name="P13"><text:span text:style-name="T9">Dodatkowo tylko użytkownicy z rolą ADMIN mogą dodawać i usuwać aukcje.</text:span></text:p>
            <text:p text:style-name="P22"><text:span text:style-name="T9"/></text:p>
            <text:p text:style-name="P13"><text:span text:style-name="T9">W plikach nav.jsp oraz list.jsp zostały dodane odpowiednie sekcje ukrywające zawartość </text:span><text:span text:style-name="T9"><text:line-break/></text:span><text:span text:style-name="T9">w zależności od roli użytkownika</text:span></text:p>
            <text:p text:style-name="P13"><text:span text:style-name="T9"/></text:p>
            <text:p text:style-name="P9"><text:span text:style-name="T21"><text:s/></text:span><text:span text:style-name="T97">&lt;</text:span><text:span text:style-name="T98">sec:authorize</text:span><text:span text:style-name="T37"> </text:span><text:span text:style-name="T99">access</text:span><text:span text:style-name="T21">=</text:span><text:span text:style-name="T100">"hasRole('ADMIN')"</text:span><text:span text:style-name="T97">&gt;</text:span></text:p>
            <text:p text:style-name="P9"><text:span text:style-name="T97"><text:tab/></text:span><text:span text:style-name="T97">&lt;</text:span><text:span text:style-name="T98">a</text:span><text:span text:style-name="T101"> </text:span><text:span text:style-name="T99">href</text:span><text:span text:style-name="T21">=</text:span><text:span text:style-name="T100">"auctions/</text:span><text:span text:style-name="T21">${auction.id}</text:span><text:span text:style-name="T100">/delete"</text:span><text:span text:style-name="T97">&gt;</text:span></text:p>
            <text:p text:style-name="P9"><text:span text:style-name="T97"><text:tab/></text:span><text:span text:style-name="T97"><text:tab/></text:span><text:span text:style-name="T97">&lt;</text:span><text:span text:style-name="T98">i </text:span><text:span text:style-name="T99">class</text:span><text:span text:style-name="T21">=</text:span><text:span text:style-name="T100">" glyphicon glyphicon-remove-circle"</text:span><text:span text:style-name="T97">&gt;&lt;/</text:span><text:span text:style-name="T98">i</text:span><text:span text:style-name="T97">&gt;</text:span></text:p>
            <text:p text:style-name="P9"><text:span text:style-name="T97"><text:tab/></text:span><text:span text:style-name="T97">&lt;/</text:span><text:span text:style-name="T98">a</text:span><text:span text:style-name="T97">&gt;</text:span></text:p>
            <text:p text:style-name="P9"><text:span text:style-name="T97">&lt;/</text:span><text:span text:style-name="T98">sec:authorize</text:span><text:span text:style-name="T97">&gt;</text:span></text:p>
            <text:p text:style-name="P9"><text:span text:style-name="T97"/></text:p>
            <text:p text:style-name="P9"><text:span text:style-name="T97"/></text:p>
            <text:p text:style-name="P9"><text:span text:style-name="T9">Dokumentacja :</text:span><text:span text:style-name="T17"><text:a xlink:href="http://docs.spring.io/spring-security/site/docs/4.1.1.RELEASE/reference/htmlsingle/#ns-minimal" xlink:type="simple">http://docs.spring.io/spring-security/site/docs/</text:a></text:span><text:span text:style-name="T17"><text:a xlink:href="http://docs.spring.io/spring-security/site/docs/4.1.1.RELEASE/reference/htmlsingle/#ns-minimal" xlink:type="simple">4</text:a></text:span><text:span text:style-name="T17"><text:a xlink:href="http://docs.spring.io/spring-security/site/docs/4.1.1.RELEASE/reference/htmlsingle/#ns-minimal" xlink:type="simple">.</text:a></text:span><text:span text:style-name="T17"><text:a xlink:href="http://docs.spring.io/spring-security/site/docs/4.1.1.RELEASE/reference/htmlsingle/#ns-minimal" xlink:type="simple">1</text:a></text:span><text:span text:style-name="T17"><text:a xlink:href="http://docs.spring.io/spring-security/site/docs/4.1.1.RELEASE/reference/htmlsingle/#ns-minimal" xlink:type="simple">.</text:a></text:span><text:span text:style-name="T17"><text:a xlink:href="http://docs.spring.io/spring-security/site/docs/4.1.1.RELEASE/reference/htmlsingle/#ns-minimal" xlink:type="simple">1</text:a></text:span><text:span text:style-name="T17"><text:a xlink:href="http://docs.spring.io/spring-security/site/docs/4.1.1.RELEASE/reference/htmlsingle/#ns-minimal" xlink:type="simple">.RELEASE/reference/htmlsingle/#ns-minimal</text:a></text:span></text:p>
            <text:p text:style-name="P9"><text:span text:style-name="T102"/></text:p>
            <text:p text:style-name="P9"><text:span text:style-name="T17"><text:a xlink:href="http://docs.spring.io/spring-security/site/docs/4.1.1.RELEASE/reference/htmlsingle/#overview" xlink:type="simple">http://docs.spring.io/spring-security/site/docs/4.1.1.RELEASE/reference/htmlsingle/#overview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1" draw:text-style-name="P14" draw:layer="layout" svg:width="25.901cm" svg:height="12.409cm" svg:x="0.076cm" svg:y="4.257cm">
          <draw:text-box>
            <text:p text:style-name="P4"><text:span text:style-name="T3">4.3: Web Security </text:span></text:p>
            <text:p text:style-name="P4"><text:span text:style-name="T4"/></text:p>
            <text:p text:style-name="P9"><text:span text:style-name="T17"/></text:p>
            <text:p text:style-name="P13"><text:span text:style-name="T30">Zadanie</text:span><text:span text:style-name="T9">: W pliku </text:span><text:span text:style-name="T43">spring-security.xml</text:span><text:span text:style-name="T9"> należy zdefiniować reguły bezpieczeństwa pozwalające korzystania z webservice’ów tylko dla użytkoników z rolą „REMOTE”. Logowanie w webservice powinno się odbywać za pomocą Basic Authorization</text:span></text:p>
            <text:p text:style-name="P22"><text:span text:style-name="T9"/></text:p>
            <text:p text:style-name="P13"><text:span text:style-name="T9"/></text:p>
            <text:p text:style-name="P9"><text:span text:style-name="T102"/></text:p>
            <text:p text:style-name="P9"><text:span text:style-name="T17"><text:a xlink:href="http://docs.spring.io/spring-security/site/docs/4.1.1.RELEASE/reference/htmlsingle/#overview" xlink:type="simple">http://docs.spring.io/spring-security/site/docs/4.1.1.RELEASE/reference/htmlsingle/#overview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2" draw:text-style-name="P14" draw:layer="layout" svg:width="23.8cm" svg:height="13.019cm" svg:x="0.8cm" svg:y="3cm">
          <draw:text-box>
            <text:p text:style-name="P4"><text:span text:style-name="T3">4.4: Method Security </text:span></text:p>
            <text:p text:style-name="P4"><text:span text:style-name="T4"/></text:p>
            <text:p text:style-name="P9"/>
            <text:p text:style-name="P13"><text:span text:style-name="T25">Zadanie</text:span><text:span text:style-name="T9">: W aplikacji tylko użytkownik z rolą ADMIN może dodać Aukcje jednak jest to tylko </text:span><text:span text:style-name="T9"><text:line-break/></text:span><text:span text:style-name="T9">i wyłącznie ukrycie linka. Zabezpieczyć metodę serwisu AuctionService tak aby dodać aukcję mógł tylko użytkownik z rolą ADMIN. Skorzystać z adnotacji</text:span><text:span text:style-name="T97"> </text:span><text:span text:style-name="T22">@PreAuthorize.</text:span></text:p>
            <text:p text:style-name="P9"><text:span text:style-name="T97"/></text:p>
            <text:p text:style-name="P9"><text:span text:style-name="T9">Dokumentacja:</text:span><text:span text:style-name="T17"><text:a xlink:href="http://docs.spring.io/spring-security/site/docs/3.2.9.RELEASE/reference/htmlsingle/#ns-method-security" xlink:type="simple">http://docs.spring.io/spring-security/site/docs/3.2.9.RELEASE/reference/htmlsingle/#ns-method-security</text:a></text:span></text:p>
            <text:p text:style-name="P9"><text:span text:style-name="T103"/></text:p>
            <text:p text:style-name="P9"><text:span text:style-name="T11"/></text:p>
            <text:p text:style-name="P9"><text:span text:style-name="T104"/></text:p>
            <text:p text:style-name="P4"><text:span text:style-name="T3">4.5: Method Security expressions</text:span></text:p>
            <text:p text:style-name="P4"><text:span text:style-name="T36"/></text:p>
            <text:p text:style-name="P13"><text:span text:style-name="T30">Zadanie</text:span><text:span text:style-name="T9">: Zabezpieczyć AuctionService update tak aby użytkownicy mogli edytować tylko swoje aukcje.</text:span></text:p>
            <text:p text:style-name="P22"><text:span text:style-name="T9"/></text:p>
            <text:p text:style-name="P13"><text:span text:style-name="T9">Na początek musimy tak zmodyfikować serwis od dodawania aby zapisał do pola creeatorUserName login aktualnie zalogowanego użytkownika. Następnie skorzystać z adnotacji</text:span><text:span text:style-name="T97"> </text:span><text:span text:style-name="T22">@PreAuthorize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Mangal2" svg:font-family="Mangal"/>
    <style:font-face style:name="OpenSymbol2" svg:font-family="OpenSymbol, 'Arial Unicode MS'"/>
    <style:font-face style:name="Arial3" svg:font-family="Arial" style:font-family-generic="swiss"/>
    <style:font-face style:name="FreeSans2" svg:font-family="FreeSans" style:font-family-generic="swiss"/>
    <style:font-face style:name="Consolas3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1" svg:font-family="Consolas" style:font-family-generic="swiss" style:font-pitch="fixed"/>
    <style:font-face style:name="Droid Sans Mono2" svg:font-family="'Droid Sans Mono'" style:font-family-generic="swiss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olas4" svg:font-family="Consolas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Helvetica (PCL6)" svg:font-family="'Helvetica (PCL6)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pl" fo:country="PL" style:letter-kerning="true" style:font-name-asian="Lohit Hindi1" style:font-family-asian="'Lohit Hindi'" style:font-pitch-asian="variable" style:font-size-asian="12pt" style:language-asian="hi" style:country-asian="IN"/>
    </style:style>
    <style:style style:name="Nagłówek_20_1" style:display-name="Nagłówe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główek_20_2" style:display-name="Nagłówek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ekst_20_źródłowy" style:display-name="Tekst źródłowy" style:family="graphic">
      <style:paragraph-properties style:text-autospace="none"/>
      <style:text-properties style:font-name="Droid Sans Mono2" fo:font-family="'Droid Sans Mono'" style:font-family-generic="swiss" style:font-pitch="fixed" fo:font-size="11pt" style:font-name-asian="Liberation Mono2" style:font-family-asian="'Liberation Mono', 'Courier New'" style:font-family-generic-asian="modern" style:font-pitch-asian="fixed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naki_20_wypunktowania" style:display-name="Znaki wypunktowania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Znaki_20_numeracji" style:display-name="Znaki numeracji" style:family="graphic">
      <style:paragraph-properties style:text-autospace="none"/>
    </style:style>
    <style:style style:name="Stopk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ks" style:family="graphic">
      <style:paragraph-properties style:text-autospace="none"/>
      <style:text-properties style:font-name-asian="Lohit Hindi2" style:font-family-asian="'Lohit Hindi'"/>
    </style:style>
    <style:style style:name="Podpis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Główka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Default_20_Paragraph_20_Font" style:display-name="Default Paragraph Font" style:family="graphic">
      <style:paragraph-properties style:text-autospace="none"/>
    </style:style>
    <style:style style:name="Nagłówek_20_Znak" style:display-name="Nagłówek Znak" style:family="graphic">
      <style:paragraph-properties style:text-autospace="none"/>
    </style:style>
    <style:style style:name="Stopka_20_Znak" style:display-name="Stopka Zna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Header_20_Left" style:display-name="Header Lef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margin-top="0cm" fo:margin-bottom="0cm" fo:line-height="10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er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Tytuł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-notes" style:family="presentation">
      <style:graphic-properties draw:stroke="none" draw:fill="none">
        <text:list-style style:name="Tytuł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ytuł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ytuł4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-outline2" style:family="presentation" style:parent-style-name="Tytuł4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-outline3" style:family="presentation" style:parent-style-name="Tytuł4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4" style:family="presentation" style:parent-style-name="Tytuł4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5" style:family="presentation" style:parent-style-name="Tytuł4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6" style:family="presentation" style:parent-style-name="Tytuł4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7" style:family="presentation" style:parent-style-name="Tytuł4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8" style:family="presentation" style:parent-style-name="Tytuł4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9" style:family="presentation" style:parent-style-name="Tytuł4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subtitle" style:family="presentation">
      <style:graphic-properties draw:stroke="none" draw:fill="none" draw:textarea-vertical-align="middle">
        <text:list-style style:name="Tytuł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-background" style:display-name="Tytuł4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-backgroundobjects" style:display-name="Tytuł4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-notes" style:display-name="Tytuł4_-notes" style:family="presentation">
      <style:graphic-properties draw:stroke="none" draw:fill="none">
        <text:list-style style:name="Tytuł4_5f_-notes" style:display-name="Tytuł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outline1" style:display-name="Tytuł4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-outline1" style:display-name="Tytuł4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outline2" style:display-name="Tytuł4_-outline2" style:family="presentation" style:parent-style-name="Tytuł4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-outline3" style:display-name="Tytuł4_-outline3" style:family="presentation" style:parent-style-name="Tytuł4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-outline4" style:display-name="Tytuł4_-outline4" style:family="presentation" style:parent-style-name="Tytuł4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5" style:display-name="Tytuł4_-outline5" style:family="presentation" style:parent-style-name="Tytuł4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6" style:display-name="Tytuł4_-outline6" style:family="presentation" style:parent-style-name="Tytuł4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7" style:display-name="Tytuł4_-outline7" style:family="presentation" style:parent-style-name="Tytuł4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8" style:display-name="Tytuł4_-outline8" style:family="presentation" style:parent-style-name="Tytuł4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9" style:display-name="Tytuł4_-outline9" style:family="presentation" style:parent-style-name="Tytuł4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subtitle" style:display-name="Tytuł4_-subtitle" style:family="presentation">
      <style:graphic-properties draw:stroke="none" draw:fill="none" draw:textarea-vertical-align="middle">
        <text:list-style style:name="Tytuł4_5f_-subtitle" style:display-name="Tytuł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title" style:display-name="Tytuł4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-title" style:display-name="Tytuł4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4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cm" fo:text-indent="0cm"/>
      <style:text-properties fo:font-size="18.2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ytuł4_5f__5f_-background" style:display-name="Tytuł4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-backgroundobjects" style:display-name="Tytuł4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-notes" style:display-name="Tytuł4__-notes" style:family="presentation">
      <style:graphic-properties draw:stroke="none" draw:fill="none">
        <text:list-style style:name="Tytuł4_5f__5f_-notes" style:display-name="Tytuł4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outline1" style:display-name="Tytuł4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-outline1" style:display-name="Tytuł4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outline2" style:display-name="Tytuł4__-outline2" style:family="presentation" style:parent-style-name="Tytuł4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-outline3" style:display-name="Tytuł4__-outline3" style:family="presentation" style:parent-style-name="Tytuł4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-outline4" style:display-name="Tytuł4__-outline4" style:family="presentation" style:parent-style-name="Tytuł4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5" style:display-name="Tytuł4__-outline5" style:family="presentation" style:parent-style-name="Tytuł4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6" style:display-name="Tytuł4__-outline6" style:family="presentation" style:parent-style-name="Tytuł4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7" style:display-name="Tytuł4__-outline7" style:family="presentation" style:parent-style-name="Tytuł4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8" style:display-name="Tytuł4__-outline8" style:family="presentation" style:parent-style-name="Tytuł4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9" style:display-name="Tytuł4__-outline9" style:family="presentation" style:parent-style-name="Tytuł4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subtitle" style:display-name="Tytuł4__-subtitle" style:family="presentation">
      <style:graphic-properties draw:stroke="none" draw:fill="none" draw:textarea-vertical-align="middle">
        <text:list-style style:name="Tytuł4_5f__5f_-subtitle" style:display-name="Tytuł4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title" style:display-name="Tytuł4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-title" style:display-name="Tytuł4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-background" style:display-name="Tytuł4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-backgroundobjects" style:display-name="Tytuł4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-notes" style:display-name="Tytuł4___-notes" style:family="presentation">
      <style:graphic-properties draw:stroke="none" draw:fill="none">
        <text:list-style style:name="Tytuł4_5f__5f__5f_-notes" style:display-name="Tytuł4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outline1" style:display-name="Tytuł4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-outline1" style:display-name="Tytuł4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outline2" style:display-name="Tytuł4___-outline2" style:family="presentation" style:parent-style-name="Tytuł4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-outline3" style:display-name="Tytuł4___-outline3" style:family="presentation" style:parent-style-name="Tytuł4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-outline4" style:display-name="Tytuł4___-outline4" style:family="presentation" style:parent-style-name="Tytuł4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5" style:display-name="Tytuł4___-outline5" style:family="presentation" style:parent-style-name="Tytuł4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6" style:display-name="Tytuł4___-outline6" style:family="presentation" style:parent-style-name="Tytuł4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7" style:display-name="Tytuł4___-outline7" style:family="presentation" style:parent-style-name="Tytuł4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8" style:display-name="Tytuł4___-outline8" style:family="presentation" style:parent-style-name="Tytuł4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9" style:display-name="Tytuł4___-outline9" style:family="presentation" style:parent-style-name="Tytuł4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subtitle" style:display-name="Tytuł4___-subtitle" style:family="presentation">
      <style:graphic-properties draw:stroke="none" draw:fill="none" draw:textarea-vertical-align="middle">
        <text:list-style style:name="Tytuł4_5f__5f__5f_-subtitle" style:display-name="Tytuł4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title" style:display-name="Tytuł4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-title" style:display-name="Tytuł4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-background" style:display-name="Tytuł4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-backgroundobjects" style:display-name="Tytuł4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-notes" style:display-name="Tytuł4____-notes" style:family="presentation">
      <style:graphic-properties draw:stroke="none" draw:fill="none">
        <text:list-style style:name="Tytuł4_5f__5f__5f__5f_-notes" style:display-name="Tytuł4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outline1" style:display-name="Tytuł4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-outline1" style:display-name="Tytuł4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outline2" style:display-name="Tytuł4____-outline2" style:family="presentation" style:parent-style-name="Tytuł4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-outline3" style:display-name="Tytuł4____-outline3" style:family="presentation" style:parent-style-name="Tytuł4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-outline4" style:display-name="Tytuł4____-outline4" style:family="presentation" style:parent-style-name="Tytuł4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5" style:display-name="Tytuł4____-outline5" style:family="presentation" style:parent-style-name="Tytuł4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6" style:display-name="Tytuł4____-outline6" style:family="presentation" style:parent-style-name="Tytuł4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7" style:display-name="Tytuł4____-outline7" style:family="presentation" style:parent-style-name="Tytuł4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8" style:display-name="Tytuł4____-outline8" style:family="presentation" style:parent-style-name="Tytuł4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9" style:display-name="Tytuł4____-outline9" style:family="presentation" style:parent-style-name="Tytuł4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subtitle" style:display-name="Tytuł4____-subtitle" style:family="presentation">
      <style:graphic-properties draw:stroke="none" draw:fill="none" draw:textarea-vertical-align="middle">
        <text:list-style style:name="Tytuł4_5f__5f__5f__5f_-subtitle" style:display-name="Tytuł4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title" style:display-name="Tytuł4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-title" style:display-name="Tytuł4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-background" style:display-name="Tytuł4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-backgroundobjects" style:display-name="Tytuł4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-notes" style:display-name="Tytuł4_____-notes" style:family="presentation">
      <style:graphic-properties draw:stroke="none" draw:fill="none">
        <text:list-style style:name="Tytuł4_5f__5f__5f__5f__5f_-notes" style:display-name="Tytuł4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outline1" style:display-name="Tytuł4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-outline1" style:display-name="Tytuł4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outline2" style:display-name="Tytuł4_____-outline2" style:family="presentation" style:parent-style-name="Tytuł4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-outline3" style:display-name="Tytuł4_____-outline3" style:family="presentation" style:parent-style-name="Tytuł4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-outline4" style:display-name="Tytuł4_____-outline4" style:family="presentation" style:parent-style-name="Tytuł4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5" style:display-name="Tytuł4_____-outline5" style:family="presentation" style:parent-style-name="Tytuł4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6" style:display-name="Tytuł4_____-outline6" style:family="presentation" style:parent-style-name="Tytuł4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7" style:display-name="Tytuł4_____-outline7" style:family="presentation" style:parent-style-name="Tytuł4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8" style:display-name="Tytuł4_____-outline8" style:family="presentation" style:parent-style-name="Tytuł4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9" style:display-name="Tytuł4_____-outline9" style:family="presentation" style:parent-style-name="Tytuł4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subtitle" style:display-name="Tytuł4_____-subtitle" style:family="presentation">
      <style:graphic-properties draw:stroke="none" draw:fill="none" draw:textarea-vertical-align="middle">
        <text:list-style style:name="Tytuł4_5f__5f__5f__5f__5f_-subtitle" style:display-name="Tytuł4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title" style:display-name="Tytuł4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-title" style:display-name="Tytuł4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-background" style:display-name="Tytuł4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-backgroundobjects" style:display-name="Tytuł4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-notes" style:display-name="Tytuł4______-notes" style:family="presentation">
      <style:graphic-properties draw:stroke="none" draw:fill="none">
        <text:list-style style:name="Tytuł4_5f__5f__5f__5f__5f__5f_-notes" style:display-name="Tytuł4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outline1" style:display-name="Tytuł4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-outline1" style:display-name="Tytuł4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outline2" style:display-name="Tytuł4______-outline2" style:family="presentation" style:parent-style-name="Tytuł4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-outline3" style:display-name="Tytuł4______-outline3" style:family="presentation" style:parent-style-name="Tytuł4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-outline4" style:display-name="Tytuł4______-outline4" style:family="presentation" style:parent-style-name="Tytuł4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5" style:display-name="Tytuł4______-outline5" style:family="presentation" style:parent-style-name="Tytuł4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6" style:display-name="Tytuł4______-outline6" style:family="presentation" style:parent-style-name="Tytuł4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7" style:display-name="Tytuł4______-outline7" style:family="presentation" style:parent-style-name="Tytuł4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8" style:display-name="Tytuł4______-outline8" style:family="presentation" style:parent-style-name="Tytuł4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9" style:display-name="Tytuł4______-outline9" style:family="presentation" style:parent-style-name="Tytuł4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subtitle" style:display-name="Tytuł4______-subtitle" style:family="presentation">
      <style:graphic-properties draw:stroke="none" draw:fill="none" draw:textarea-vertical-align="middle">
        <text:list-style style:name="Tytuł4_5f__5f__5f__5f__5f__5f_-subtitle" style:display-name="Tytuł4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title" style:display-name="Tytuł4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-title" style:display-name="Tytuł4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-background" style:display-name="Tytuł4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-backgroundobjects" style:display-name="Tytuł4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-notes" style:display-name="Tytuł4_______-notes" style:family="presentation">
      <style:graphic-properties draw:stroke="none" draw:fill="none">
        <text:list-style style:name="Tytuł4_5f__5f__5f__5f__5f__5f__5f_-notes" style:display-name="Tytuł4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outline1" style:display-name="Tytuł4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-outline1" style:display-name="Tytuł4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outline2" style:display-name="Tytuł4_______-outline2" style:family="presentation" style:parent-style-name="Tytuł4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-outline3" style:display-name="Tytuł4_______-outline3" style:family="presentation" style:parent-style-name="Tytuł4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-outline4" style:display-name="Tytuł4_______-outline4" style:family="presentation" style:parent-style-name="Tytuł4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5" style:display-name="Tytuł4_______-outline5" style:family="presentation" style:parent-style-name="Tytuł4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6" style:display-name="Tytuł4_______-outline6" style:family="presentation" style:parent-style-name="Tytuł4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7" style:display-name="Tytuł4_______-outline7" style:family="presentation" style:parent-style-name="Tytuł4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8" style:display-name="Tytuł4_______-outline8" style:family="presentation" style:parent-style-name="Tytuł4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9" style:display-name="Tytuł4_______-outline9" style:family="presentation" style:parent-style-name="Tytuł4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subtitle" style:display-name="Tytuł4_______-subtitle" style:family="presentation">
      <style:graphic-properties draw:stroke="none" draw:fill="none" draw:textarea-vertical-align="middle">
        <text:list-style style:name="Tytuł4_5f__5f__5f__5f__5f__5f__5f_-subtitle" style:display-name="Tytuł4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title" style:display-name="Tytuł4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-title" style:display-name="Tytuł4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-background" style:display-name="Tytuł4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-backgroundobjects" style:display-name="Tytuł4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-notes" style:display-name="Tytuł4________-notes" style:family="presentation">
      <style:graphic-properties draw:stroke="none" draw:fill="none">
        <text:list-style style:name="Tytuł4_5f__5f__5f__5f__5f__5f__5f__5f_-notes" style:display-name="Tytuł4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outline1" style:display-name="Tytuł4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-outline1" style:display-name="Tytuł4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outline2" style:display-name="Tytuł4________-outline2" style:family="presentation" style:parent-style-name="Tytuł4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-outline3" style:display-name="Tytuł4________-outline3" style:family="presentation" style:parent-style-name="Tytuł4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-outline4" style:display-name="Tytuł4________-outline4" style:family="presentation" style:parent-style-name="Tytuł4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5" style:display-name="Tytuł4________-outline5" style:family="presentation" style:parent-style-name="Tytuł4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6" style:display-name="Tytuł4________-outline6" style:family="presentation" style:parent-style-name="Tytuł4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7" style:display-name="Tytuł4________-outline7" style:family="presentation" style:parent-style-name="Tytuł4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8" style:display-name="Tytuł4________-outline8" style:family="presentation" style:parent-style-name="Tytuł4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9" style:display-name="Tytuł4________-outline9" style:family="presentation" style:parent-style-name="Tytuł4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subtitle" style:display-name="Tytuł4________-subtitle" style:family="presentation">
      <style:graphic-properties draw:stroke="none" draw:fill="none" draw:textarea-vertical-align="middle">
        <text:list-style style:name="Tytuł4_5f__5f__5f__5f__5f__5f__5f__5f_-subtitle" style:display-name="Tytuł4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title" style:display-name="Tytuł4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-title" style:display-name="Tytuł4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_5f_-background" style:display-name="Tytuł4_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_5f_-backgroundobjects" style:display-name="Tytuł4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_5f_-notes" style:display-name="Tytuł4_________-notes" style:family="presentation">
      <style:graphic-properties draw:stroke="none" draw:fill="none">
        <text:list-style style:name="Tytuł4_5f__5f__5f__5f__5f__5f__5f__5f__5f_-notes" style:display-name="Tytuł4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outline1" style:display-name="Tytuł4_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_5f_-outline1" style:display-name="Tytuł4_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outline2" style:display-name="Tytuł4_________-outline2" style:family="presentation" style:parent-style-name="Tytuł4_5f_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_5f_-outline3" style:display-name="Tytuł4_________-outline3" style:family="presentation" style:parent-style-name="Tytuł4_5f_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_5f_-outline4" style:display-name="Tytuł4_________-outline4" style:family="presentation" style:parent-style-name="Tytuł4_5f_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5" style:display-name="Tytuł4_________-outline5" style:family="presentation" style:parent-style-name="Tytuł4_5f_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6" style:display-name="Tytuł4_________-outline6" style:family="presentation" style:parent-style-name="Tytuł4_5f_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7" style:display-name="Tytuł4_________-outline7" style:family="presentation" style:parent-style-name="Tytuł4_5f_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8" style:display-name="Tytuł4_________-outline8" style:family="presentation" style:parent-style-name="Tytuł4_5f_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9" style:display-name="Tytuł4_________-outline9" style:family="presentation" style:parent-style-name="Tytuł4_5f_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subtitle" style:display-name="Tytuł4_________-subtitle" style:family="presentation">
      <style:graphic-properties draw:stroke="none" draw:fill="none" draw:textarea-vertical-align="middle">
        <text:list-style style:name="Tytuł4_5f__5f__5f__5f__5f__5f__5f__5f__5f_-subtitle" style:display-name="Tytuł4_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title" style:display-name="Tytuł4_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_5f_-title" style:display-name="Tytuł4_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_5f__5f_-background" style:display-name="Tytuł4__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_5f__5f_-backgroundobjects" style:display-name="Tytuł4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_5f__5f_-notes" style:display-name="Tytuł4__________-notes" style:family="presentation">
      <style:graphic-properties draw:stroke="none" draw:fill="none">
        <text:list-style style:name="Tytuł4_5f__5f__5f__5f__5f__5f__5f__5f__5f__5f_-notes" style:display-name="Tytuł4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outline1" style:display-name="Tytuł4__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_5f__5f_-outline1" style:display-name="Tytuł4__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outline2" style:display-name="Tytuł4__________-outline2" style:family="presentation" style:parent-style-name="Tytuł4_5f__5f_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_5f__5f_-outline3" style:display-name="Tytuł4__________-outline3" style:family="presentation" style:parent-style-name="Tytuł4_5f__5f_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_5f__5f_-outline4" style:display-name="Tytuł4__________-outline4" style:family="presentation" style:parent-style-name="Tytuł4_5f__5f_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5" style:display-name="Tytuł4__________-outline5" style:family="presentation" style:parent-style-name="Tytuł4_5f__5f_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6" style:display-name="Tytuł4__________-outline6" style:family="presentation" style:parent-style-name="Tytuł4_5f__5f_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7" style:display-name="Tytuł4__________-outline7" style:family="presentation" style:parent-style-name="Tytuł4_5f__5f_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8" style:display-name="Tytuł4__________-outline8" style:family="presentation" style:parent-style-name="Tytuł4_5f__5f_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9" style:display-name="Tytuł4__________-outline9" style:family="presentation" style:parent-style-name="Tytuł4_5f__5f_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subtitle" style:display-name="Tytuł4__________-subtitle" style:family="presentation">
      <style:graphic-properties draw:stroke="none" draw:fill="none" draw:textarea-vertical-align="middle">
        <text:list-style style:name="Tytuł4_5f__5f__5f__5f__5f__5f__5f__5f__5f__5f_-subtitle" style:display-name="Tytuł4__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title" style:display-name="Tytuł4__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_5f__5f_-title" style:display-name="Tytuł4__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9cm" svg:stroke-color="#ff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000000" draw:opacity="100%"/>
    </style:style>
    <style:style style:name="Mgr5" style:family="graphic" style:parent-style-name="standard">
      <style:graphic-properties draw:stroke="none" draw:fill="solid" draw:fill-color="#00aeef" draw:opacity="100%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tuł4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" style:family="presentation" style:parent-style-name="Tytuł4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3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" style:family="presentation" style:parent-style-name="Tytuł4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8" style:family="presentation" style:parent-style-name="Tytuł4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9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0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1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2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svg:stroke-width="0.102cm" svg:stroke-color="#ffff00" draw:marker-start-width="0.356cm" draw:marker-end-width="0.356cm" draw:textarea-horizontal-align="center" draw:textarea-vertical-align="middle" fo:padding-top="0.051cm" fo:padding-bottom="0.051cm" fo:padding-left="0.051cm" fo:padding-right="0.051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5f_-backgroundobjects">
      <style:graphic-properties svg:stroke-width="0.102cm" svg:stroke-color="#ffff00" draw:marker-start-width="0.356cm" draw:marker-end-width="0.356cm" draw:textarea-horizontal-align="center" draw:textarea-vertical-align="middle" fo:padding-top="0.051cm" fo:padding-bottom="0.051cm" fo:padding-left="0.051cm" fo:padding-right="0.051cm"/>
    </style:style>
    <style:style style:name="Mpr19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ytuł4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2" style:family="presentation" style:parent-style-name="Tytuł4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23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4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5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6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7" style:family="presentation" style:parent-style-name="Tytuł4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8" style:family="presentation" style:parent-style-name="Tytuł4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29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0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1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2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3" style:family="presentation" style:parent-style-name="Tytuł4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34" style:family="presentation" style:parent-style-name="Tytuł4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35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6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7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8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9" style:family="presentation" style:parent-style-name="Tytuł4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40" style:family="presentation" style:parent-style-name="Tytuł4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41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2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3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4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5" style:family="presentation" style:parent-style-name="Tytuł4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46" style:family="presentation" style:parent-style-name="Tytuł4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47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8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9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0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1" style:family="presentation" style:parent-style-name="Tytuł4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52" style:family="presentation" style:parent-style-name="Tytuł4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53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4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5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6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7" style:family="presentation" style:parent-style-name="Tytuł4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58" style:family="presentation" style:parent-style-name="Tytuł4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59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0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1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2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3" style:family="presentation" style:parent-style-name="Tytuł4_5f_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64" style:family="presentation" style:parent-style-name="Tytuł4_5f_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65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6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7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8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9" style:family="presentation" style:parent-style-name="Tytuł4_5f__5f_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70" style:family="presentation" style:parent-style-name="Tytuł4_5f__5f_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71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2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3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4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5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76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77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start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start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000000" draw:opacity="100%"/>
    </style:style>
    <style:style style:name="MP11" style:family="paragraph">
      <loext:graphic-properties draw:fill="solid" draw:fill-color="#00aeef" draw:opacity="100%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Helvetica (PCL6)" fo:font-size="10pt" fo:language="pl" fo:country="PL" style:font-size-asian="10pt" style:font-size-complex="10pt"/>
    </style:style>
    <style:style style:name="MT3" style:family="text">
      <style:text-properties style:font-name="Times New Roman" fo:font-size="14pt" fo:language="pl" fo:country="PL" style:font-size-asian="14pt" style:font-size-complex="14pt"/>
    </style:style>
    <style:style style:name="MT4" style:family="text">
      <style:text-properties style:font-name="Times New Roman" fo:font-size="12pt" fo:language="pl" fo:country="PL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ytuł4" style:page-layout-name="PM1" draw:style-name="Mdp1">
      <draw:frame presentation:style-name="Tytuł4-title" draw:layer="backgroundobjects" svg:width="18.137cm" svg:height="2.969cm" svg:x="6.9cm" svg:y="-0.316cm" presentation:class="title" presentation:placeholder="true">
        <draw:text-box/>
      </draw:frame>
      <draw:frame presentation:style-name="Tytuł4-outline1" draw:layer="backgroundobjects" svg:width="24.554cm" svg:height="11.309cm" svg:x="1cm" svg:y="2.5cm" presentation:class="outline" presentation:placeholder="true">
        <draw:text-box/>
      </draw:frame>
      <draw:frame presentation:style-name="Mpr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-title" draw:layer="backgroundobjects" svg:width="12.7cm" svg:height="9.526cm" svg:x="3.175cm" svg:y="1.904cm" presentation:class="page"/>
        <draw:frame presentation:style-name="Tytuł4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" style:display-name="Tytuł4_" style:page-layout-name="PM1" draw:style-name="Mdp1">
      <draw:frame presentation:style-name="Tytuł4_5f_-title" draw:layer="backgroundobjects" svg:width="18.137cm" svg:height="2.969cm" svg:x="6.9cm" svg:y="-0.316cm" presentation:class="title" presentation:placeholder="true">
        <draw:text-box/>
      </draw:frame>
      <draw:frame presentation:style-name="Tytuł4_5f_-outline1" draw:layer="backgroundobjects" svg:width="24cm" svg:height="11.309cm" svg:x="1cm" svg:y="2.5cm" presentation:class="outline" presentation:placeholder="true">
        <draw:text-box/>
      </draw:frame>
      <draw:frame presentation:style-name="Mpr7" draw:text-style-name="MP6" draw:layer="backgroundobjects" svg:width="22.225cm" svg:height="0.684cm" svg:x="0.422cm" svg:y="18.202cm" presentation:class="footer">
        <draw:text-box>
          <text:p text:style-name="MP5"><text:span text:style-name="MT2">Vavatech sp. z o.o.</text:span></text:p>
        </draw:text-box>
      </draw:frame>
      <draw:frame presentation:style-name="Mpr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frame draw:style-name="Mgr7" draw:layer="backgroundobjects" svg:width="5.284cm" svg:height="1.418cm" svg:x="1.2cm" svg:y="0.454cm">
        <draw:image xlink:href="Pictures/1000000000001845000006840DB297FEBD5B5758.png" xlink:type="simple" xlink:show="embed" xlink:actuate="onLoad">
          <text:p/>
        </draw:image>
      </draw:frame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-title" draw:layer="backgroundobjects" svg:width="12.7cm" svg:height="9.526cm" svg:x="3.175cm" svg:y="1.904cm" presentation:class="page"/>
        <draw:frame presentation:style-name="Tytuł4_5f_-notes" draw:layer="backgroundobjects" svg:width="13.97cm" svg:height="11.431cm" svg:x="2.54cm" svg:y="12.065cm" presentation:class="notes" presentation:placeholder="true">
          <draw:text-box/>
        </draw:frame>
        <draw:frame presentation:style-name="Mpr1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1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9.064cm" svg:height="2.88cm" svg:x="6.336cm" svg:y="0cm" presentation:class="title" presentation:placeholder="true">
        <draw:text-box/>
      </draw:frame>
      <draw:frame presentation:style-name="Default-outline1" draw:layer="backgroundobjects" svg:width="24.194cm" svg:height="11.049cm" svg:x="0.576cm" svg:y="3.456cm" presentation:class="outline" presentation:placeholder="true">
        <draw:text-box/>
      </draw:frame>
      <draw:frame presentation:style-name="Mpr13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13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3" draw:text-style-name="MP18" draw:layer="backgroundobjects" svg:width="5.917cm" svg:height="1.314cm" svg:x="18.211cm" svg:y="17.354cm" presentation:class="page-number">
        <draw:text-box>
          <text:p text:style-name="MP17"><text:span text:style-name="MT1"><text:page-number>&lt;number&gt;</text:page-number></text:span></text:p>
        </draw:text-box>
      </draw:frame>
      <draw:g>
        <draw:g>
          <draw:g>
            <draw:path draw:style-name="Mgr4" draw:text-style-name="MP10" draw:layer="backgroundobjects" svg:width="0.55cm" svg:height="0.451cm" svg:x="0.576cm" svg:y="1.276cm" svg:viewBox="0 0 551 452" svg:d="M394 0h157v268c0 40 0 72-4 93-4 19-17 37-30 47-17 18-42 30-76 37-30 4-85 7-157 7-89 0-152-3-191-11-46-10-76-33-89-72-4-19-4-40-4-69 0-11 0-29 0-47h161c0 25 0 39 0 50 4 8 9 15 13 19 13 11 42 14 97 14 60 0 94-3 106-14 9-4 9-11 13-19 0-5 4-21 4-38z">
              <text:p/>
            </draw:path>
            <draw:polygon draw:style-name="Mgr4" draw:text-style-name="MP10" draw:layer="backgroundobjects" svg:width="0.754cm" svg:height="0.448cm" svg:x="1.679cm" svg:y="1.276cm" svg:viewBox="0 0 755 449" draw:points="0,0 178,0 369,333 399,333 585,0 755,0 505,449 259,449">
              <text:p/>
            </draw:polygon>
            <draw:polygon draw:style-name="Mgr4" draw:text-style-name="MP10" draw:layer="backgroundobjects" svg:width="0.635cm" svg:height="0.448cm" svg:x="2.862cm" svg:y="1.276cm" svg:viewBox="0 0 636 449" draw:points="0,0 636,0 636,116 403,116 403,449 233,449 233,116 0,116">
              <text:p/>
            </draw:polygon>
            <draw:polygon draw:style-name="Mgr4" draw:text-style-name="MP10" draw:layer="backgroundobjects" svg:width="0.584cm" svg:height="0.448cm" svg:x="3.532cm" svg:y="1.276cm" svg:viewBox="0 0 585 449" draw:points="0,0 581,0 581,105 157,105 157,170 560,170 560,268 157,268 157,340 585,340 585,449 0,449">
              <text:p/>
            </draw:polygon>
            <draw:path draw:style-name="Mgr4" draw:text-style-name="MP10" draw:layer="backgroundobjects" svg:width="0.669cm" svg:height="0.459cm" svg:x="4.155cm" svg:y="1.268cm" svg:viewBox="0 0 670 460" svg:d="M509 282h161c0 21 0 36 0 40 0 36-4 62-17 83s-38 36-76 44c-43 6-106 11-204 11s-170 0-212-5c-42-3-72-11-97-17-17-12-30-22-43-36-8-16-13-33-17-58-4-22-4-58-4-109 0-54 0-91 4-112 4-26 9-43 13-54 17-29 47-46 89-54 47-12 136-15 271-15 64 0 115 0 145 3 34 4 55 8 76 15 21 11 38 26 47 43 12 19 17 47 17 83 0 5 0 11 0 22h-162c0-15 0-25-4-29 0-3-4-11-8-11-5-7-21-10-47-10-21-3-59-3-110-3s-85 0-106 3c-17 0-30 3-38 10s-17 18-22 34c-4 13-4 39-4 71 0 37 0 58 4 72 5 15 9 26 22 30 8 7 21 11 42 14 17 0 51 0 102 0 59 0 102 0 123 0 21-3 34-7 42-11 9-10 13-25 13-54z">
              <text:p/>
            </draw:path>
            <draw:polygon draw:style-name="Mgr4" draw:text-style-name="MP10" draw:layer="backgroundobjects" svg:width="0.695cm" svg:height="0.448cm" svg:x="4.88cm" svg:y="1.276cm" svg:viewBox="0 0 696 449" draw:points="0,0 165,0 165,160 526,160 526,0 696,0 696,449 526,449 526,286 165,286 165,449 0,449">
              <text:p/>
            </draw:polygon>
            <draw:polygon draw:style-name="Mgr4" draw:text-style-name="MP10" draw:layer="backgroundobjects" svg:width="0.758cm" svg:height="0.444cm" svg:x="1.11cm" svg:y="1.276cm" svg:viewBox="0 0 759 445" draw:points="0,445 178,445 369,113 399,113 585,445 759,445 505,0 259,0">
              <text:p/>
            </draw:polygon>
            <draw:polygon draw:style-name="Mgr4" draw:text-style-name="MP10" draw:layer="backgroundobjects" svg:width="0.754cm" svg:height="0.448cm" svg:x="2.247cm" svg:y="1.276cm" svg:viewBox="0 0 755 449" draw:points="0,449 174,449 365,113 394,113 581,449 755,449 500,0 254,0">
              <text:p/>
            </draw:polygon>
          </draw:g>
          <draw:g>
            <draw:path draw:style-name="Mgr5" draw:text-style-name="MP11" draw:layer="backgroundobjects" svg:width="2.414cm" svg:height="0.639cm" svg:x="1.384cm" svg:y="0.576cm" svg:viewBox="0 0 2415 640" svg:d="M2 640c0 0-65-243 543-393s1064-184 1358-213c292-26 512-34 512-34 0 0-957 44-1577 234s-380 406-380 406z">
              <text:p/>
            </draw:path>
            <draw:path draw:style-name="Mgr5" draw:text-style-name="MP11" draw:layer="backgroundobjects" svg:width="1.62cm" svg:height="0.63cm" svg:x="2.172cm" svg:y="0.576cm" svg:viewBox="0 0 1621 631" svg:d="M104 631c0 0-229-176-7-344 212-159 1043-244 1222-260s302-27 302-27c0 0-628 71-954 173s-370 250-212 397c30 27 95 61 95 61z">
              <text:p/>
            </draw:path>
          </draw:g>
        </draw:g>
      </draw:g>
      <draw:line presentation:style-name="Mpr14" draw:text-style-name="MP19" draw:layer="backgroundobjects" svg:x1="5.76cm" svg:y1="2.879cm" svg:x2="24.769cm" svg:y2="2.879cm">
        <text:p/>
      </draw:lin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5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5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6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16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19.064cm" svg:height="2.88cm" svg:x="6.336cm" svg:y="0cm" presentation:class="title" presentation:placeholder="true">
        <draw:text-box/>
      </draw:frame>
      <draw:frame presentation:style-name="Default_5f_-outline1" draw:layer="backgroundobjects" svg:width="24.194cm" svg:height="11.049cm" svg:x="0.576cm" svg:y="3.456cm" presentation:class="outline" presentation:placeholder="true">
        <draw:text-box/>
      </draw:frame>
      <draw:frame presentation:style-name="Mpr17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17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7" draw:text-style-name="MP18" draw:layer="backgroundobjects" svg:width="5.917cm" svg:height="1.314cm" svg:x="18.211cm" svg:y="17.354cm" presentation:class="page-number">
        <draw:text-box>
          <text:p text:style-name="MP17"><text:span text:style-name="MT1"><text:page-number>&lt;number&gt;</text:page-number></text:span></text:p>
        </draw:text-box>
      </draw:frame>
      <draw:g>
        <draw:g>
          <draw:g>
            <draw:path draw:style-name="Mgr4" draw:text-style-name="MP10" draw:layer="backgroundobjects" svg:width="0.55cm" svg:height="0.451cm" svg:x="0.576cm" svg:y="1.276cm" svg:viewBox="0 0 551 452" svg:d="M394 0h157v268c0 40 0 72-4 93-4 19-17 37-30 47-17 18-42 30-76 37-30 4-85 7-157 7-89 0-152-3-191-11-46-10-76-33-89-72-4-19-4-40-4-69 0-11 0-29 0-47h161c0 25 0 39 0 50 4 8 9 15 13 19 13 11 42 14 97 14 60 0 94-3 106-14 9-4 9-11 13-19 0-5 4-21 4-38z">
              <text:p/>
            </draw:path>
            <draw:polygon draw:style-name="Mgr4" draw:text-style-name="MP10" draw:layer="backgroundobjects" svg:width="0.754cm" svg:height="0.448cm" svg:x="1.679cm" svg:y="1.276cm" svg:viewBox="0 0 755 449" draw:points="0,0 178,0 369,333 399,333 585,0 755,0 505,449 259,449">
              <text:p/>
            </draw:polygon>
            <draw:polygon draw:style-name="Mgr4" draw:text-style-name="MP10" draw:layer="backgroundobjects" svg:width="0.635cm" svg:height="0.448cm" svg:x="2.862cm" svg:y="1.276cm" svg:viewBox="0 0 636 449" draw:points="0,0 636,0 636,116 403,116 403,449 233,449 233,116 0,116">
              <text:p/>
            </draw:polygon>
            <draw:polygon draw:style-name="Mgr4" draw:text-style-name="MP10" draw:layer="backgroundobjects" svg:width="0.584cm" svg:height="0.448cm" svg:x="3.532cm" svg:y="1.276cm" svg:viewBox="0 0 585 449" draw:points="0,0 581,0 581,105 157,105 157,170 560,170 560,268 157,268 157,340 585,340 585,449 0,449">
              <text:p/>
            </draw:polygon>
            <draw:path draw:style-name="Mgr4" draw:text-style-name="MP10" draw:layer="backgroundobjects" svg:width="0.669cm" svg:height="0.459cm" svg:x="4.155cm" svg:y="1.268cm" svg:viewBox="0 0 670 460" svg:d="M509 282h161c0 21 0 36 0 40 0 36-4 62-17 83s-38 36-76 44c-43 6-106 11-204 11s-170 0-212-5c-42-3-72-11-97-17-17-12-30-22-43-36-8-16-13-33-17-58-4-22-4-58-4-109 0-54 0-91 4-112 4-26 9-43 13-54 17-29 47-46 89-54 47-12 136-15 271-15 64 0 115 0 145 3 34 4 55 8 76 15 21 11 38 26 47 43 12 19 17 47 17 83 0 5 0 11 0 22h-162c0-15 0-25-4-29 0-3-4-11-8-11-5-7-21-10-47-10-21-3-59-3-110-3s-85 0-106 3c-17 0-30 3-38 10s-17 18-22 34c-4 13-4 39-4 71 0 37 0 58 4 72 5 15 9 26 22 30 8 7 21 11 42 14 17 0 51 0 102 0 59 0 102 0 123 0 21-3 34-7 42-11 9-10 13-25 13-54z">
              <text:p/>
            </draw:path>
            <draw:polygon draw:style-name="Mgr4" draw:text-style-name="MP10" draw:layer="backgroundobjects" svg:width="0.695cm" svg:height="0.448cm" svg:x="4.88cm" svg:y="1.276cm" svg:viewBox="0 0 696 449" draw:points="0,0 165,0 165,160 526,160 526,0 696,0 696,449 526,449 526,286 165,286 165,449 0,449">
              <text:p/>
            </draw:polygon>
            <draw:polygon draw:style-name="Mgr4" draw:text-style-name="MP10" draw:layer="backgroundobjects" svg:width="0.758cm" svg:height="0.444cm" svg:x="1.11cm" svg:y="1.276cm" svg:viewBox="0 0 759 445" draw:points="0,445 178,445 369,113 399,113 585,445 759,445 505,0 259,0">
              <text:p/>
            </draw:polygon>
            <draw:polygon draw:style-name="Mgr4" draw:text-style-name="MP10" draw:layer="backgroundobjects" svg:width="0.754cm" svg:height="0.448cm" svg:x="2.247cm" svg:y="1.276cm" svg:viewBox="0 0 755 449" draw:points="0,449 174,449 365,113 394,113 581,449 755,449 500,0 254,0">
              <text:p/>
            </draw:polygon>
          </draw:g>
          <draw:g>
            <draw:path draw:style-name="Mgr5" draw:text-style-name="MP11" draw:layer="backgroundobjects" svg:width="2.414cm" svg:height="0.639cm" svg:x="1.384cm" svg:y="0.576cm" svg:viewBox="0 0 2415 640" svg:d="M2 640c0 0-65-243 543-393s1064-184 1358-213c292-26 512-34 512-34 0 0-957 44-1577 234s-380 406-380 406z">
              <text:p/>
            </draw:path>
            <draw:path draw:style-name="Mgr5" draw:text-style-name="MP11" draw:layer="backgroundobjects" svg:width="1.62cm" svg:height="0.63cm" svg:x="2.172cm" svg:y="0.576cm" svg:viewBox="0 0 1621 631" svg:d="M104 631c0 0-229-176-7-344 212-159 1043-244 1222-260s302-27 302-27c0 0-628 71-954 173s-370 250-212 397c30 27 95 61 95 61z">
              <text:p/>
            </draw:path>
          </draw:g>
        </draw:g>
      </draw:g>
      <draw:line presentation:style-name="Mpr18" draw:text-style-name="MP19" draw:layer="backgroundobjects" svg:x1="5.76cm" svg:y1="2.879cm" svg:x2="24.769cm" svg:y2="2.879cm">
        <text:p/>
      </draw:line>
      <presentation:notes style:page-layout-name="PM2">
        <draw:page-thumbnail presentation:style-name="Default_5f_-title" draw:layer="backgroundobjects" svg:width="12.325cm" svg:height="9.524cm" svg:x="3.361cm" svg:y="1.93cm" presentation:class="page"/>
        <draw:frame presentation:style-name="Default_5f_-notes" draw:layer="backgroundobjects" svg:width="15.239cm" svg:height="11.429cm" svg:x="1.905cm" svg:y="12.064cm" presentation:class="notes" presentation:placeholder="true">
          <draw:text-box/>
        </draw:frame>
        <draw:frame presentation:style-name="Mpr19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9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0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20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Tytuł4_5f__5f_" style:display-name="Tytuł4__" style:page-layout-name="PM1" draw:style-name="Mdp1">
      <draw:frame presentation:style-name="Tytuł4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-outline1" draw:layer="backgroundobjects" svg:width="24.554cm" svg:height="11.309cm" svg:x="1cm" svg:y="2.5cm" presentation:class="outline" presentation:placeholder="true">
        <draw:text-box/>
      </draw:frame>
      <draw:frame presentation:style-name="Mpr2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2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-title" draw:layer="backgroundobjects" svg:width="12.7cm" svg:height="9.526cm" svg:x="3.175cm" svg:y="1.904cm" presentation:class="page"/>
        <draw:frame presentation:style-name="Tytuł4_5f__5f_-notes" draw:layer="backgroundobjects" svg:width="13.97cm" svg:height="11.431cm" svg:x="2.54cm" svg:y="12.065cm" presentation:class="notes" presentation:placeholder="true">
          <draw:text-box/>
        </draw:frame>
        <draw:frame presentation:style-name="Mpr2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" style:display-name="Tytuł4___" style:page-layout-name="PM1" draw:style-name="Mdp1">
      <draw:frame presentation:style-name="Tytuł4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-outline1" draw:layer="backgroundobjects" svg:width="24.554cm" svg:height="11.309cm" svg:x="1cm" svg:y="2.5cm" presentation:class="outline" presentation:placeholder="true">
        <draw:text-box/>
      </draw:frame>
      <draw:frame presentation:style-name="Mpr27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2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-title" draw:layer="backgroundobjects" svg:width="12.7cm" svg:height="9.526cm" svg:x="3.175cm" svg:y="1.904cm" presentation:class="page"/>
        <draw:frame presentation:style-name="Tytuł4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3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" style:display-name="Tytuł4____" style:page-layout-name="PM1" draw:style-name="Mdp1">
      <draw:frame presentation:style-name="Tytuł4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33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34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3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-title" draw:layer="backgroundobjects" svg:width="12.7cm" svg:height="9.526cm" svg:x="3.175cm" svg:y="1.904cm" presentation:class="page"/>
        <draw:frame presentation:style-name="Tytuł4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37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8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" style:display-name="Tytuł4_____" style:page-layout-name="PM1" draw:style-name="Mdp1">
      <draw:frame presentation:style-name="Tytuł4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39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40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4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-title" draw:layer="backgroundobjects" svg:width="12.7cm" svg:height="9.526cm" svg:x="3.175cm" svg:y="1.904cm" presentation:class="page"/>
        <draw:frame presentation:style-name="Tytuł4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43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44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" style:display-name="Tytuł4______" style:page-layout-name="PM1" draw:style-name="Mdp1">
      <draw:frame presentation:style-name="Tytuł4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45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46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4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8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-title" draw:layer="backgroundobjects" svg:width="12.7cm" svg:height="9.526cm" svg:x="3.175cm" svg:y="1.904cm" presentation:class="page"/>
        <draw:frame presentation:style-name="Tytuł4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49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50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" style:display-name="Tytuł4_______" style:page-layout-name="PM1" draw:style-name="Mdp1">
      <draw:frame presentation:style-name="Tytuł4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5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5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5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-title" draw:layer="backgroundobjects" svg:width="12.7cm" svg:height="9.526cm" svg:x="3.175cm" svg:y="1.904cm" presentation:class="page"/>
        <draw:frame presentation:style-name="Tytuł4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5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5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" style:display-name="Tytuł4________" style:page-layout-name="PM1" draw:style-name="Mdp1">
      <draw:frame presentation:style-name="Tytuł4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57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5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5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-title" draw:layer="backgroundobjects" svg:width="12.7cm" svg:height="9.526cm" svg:x="3.175cm" svg:y="1.904cm" presentation:class="page"/>
        <draw:frame presentation:style-name="Tytuł4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_5f_" style:display-name="Tytuł4_________" style:page-layout-name="PM1" draw:style-name="Mdp1">
      <draw:frame presentation:style-name="Tytuł4_5f_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63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64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6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_5f_-title" draw:layer="backgroundobjects" svg:width="12.7cm" svg:height="9.526cm" svg:x="3.175cm" svg:y="1.904cm" presentation:class="page"/>
        <draw:frame presentation:style-name="Tytuł4_5f_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7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8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_5f__5f_" style:display-name="Tytuł4__________" style:page-layout-name="PM1" draw:style-name="Mdp1">
      <draw:frame presentation:style-name="Tytuł4_5f__5f_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69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70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7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7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_5f__5f_-title" draw:layer="backgroundobjects" svg:width="12.7cm" svg:height="9.526cm" svg:x="3.175cm" svg:y="1.904cm" presentation:class="page"/>
        <draw:frame presentation:style-name="Tytuł4_5f__5f_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73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74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Domyślnie" style:page-layout-name="PM1" draw:style-name="Mdp2">
      <draw:frame presentation:style-name="Domyślnie-title" draw:layer="backgroundobjects" svg:width="22.859cm" svg:height="3.18cm" svg:x="1.27cm" svg:y="0.759cm" presentation:class="title" presentation:placeholder="true">
        <draw:text-box/>
      </draw:frame>
      <draw:frame presentation:style-name="Domyślnie-outline1" draw:layer="backgroundobjects" svg:width="22.859cm" svg:height="11.048cm" svg:x="1.27cm" svg:y="4.457cm" presentation:class="outline" presentation:placeholder="true">
        <draw:text-box/>
      </draw:frame>
      <draw:frame presentation:style-name="Mpr75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75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presentation:notes style:page-layout-name="PM0">
        <draw:page-thumbnail presentation:style-name="Domyślnie-title" draw:layer="backgroundobjects" svg:width="13.469cm" svg:height="9.524cm" svg:x="2.789cm" svg:y="1.93cm" presentation:class="page"/>
        <draw:frame presentation:style-name="Domyślnie-notes" draw:layer="backgroundobjects" svg:width="15.239cm" svg:height="11.429cm" svg:x="1.905cm" svg:y="12.064cm" presentation:class="notes" presentation:placeholder="true">
          <draw:text-box/>
        </draw:frame>
        <draw:frame presentation:style-name="Mpr76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76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77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77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pring MVC - ćwiczenia</dc:title>
    <dc:date>2016-08-20T15:07:19.422959669</dc:date>
    <meta:editing-cycles>665</meta:editing-cycles>
    <meta:editing-duration>P4DT10H51M32S</meta:editing-duration>
    <meta:print-date>2015-07-30T16:40:47.976103578</meta:print-date>
    <meta:document-statistic meta:object-count="466"/>
    <meta:user-defined meta:name="Informacja 1"/>
    <meta:user-defined meta:name="Informacja 2"/>
    <meta:user-defined meta:name="Informacja 3"/>
    <meta:user-defined meta:name="Informacja 4"/>
  </office:meta>
</office:document-meta>
</file>